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1b2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0f4f8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59e0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35cm" svg:stroke-color="#f59e0b" draw:stroke-linejoin="round" draw:fill="solid" draw:fill-color="#f59e0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solid" draw:fill-color="#f9731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1525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0d1b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8" style:family="graphic" style:parent-style-name="standard">
      <style:graphic-properties draw:stroke="none" svg:stroke-width="0cm" draw:fill="solid" draw:fill-color="#0d1b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f59e0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0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1" style:family="graphic" style:parent-style-name="standard">
      <style:graphic-properties draw:stroke="none" svg:stroke-width="0cm" draw:fill="solid" draw:fill-color="#10b9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ef44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1e5a3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4" style:family="graphic" style:parent-style-name="standard">
      <style:graphic-properties draw:stroke="none" svg:stroke-width="0cm" draw:fill="solid" draw:fill-color="#5a1e1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5" style:family="graphic" style:parent-style-name="standard">
      <style:graphic-properties draw:stroke="none" svg:stroke-width="0cm" draw:fill="solid" draw:fill-color="#10b981" draw:opacity="4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6" style:family="graphic" style:parent-style-name="standard">
      <style:graphic-properties draw:stroke="none" svg:stroke-width="0cm" draw:fill="solid" draw:fill-color="#ef4444" draw:opacity="4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7" style:family="graphic" style:parent-style-name="standard">
      <style:graphic-properties draw:stroke="none" svg:stroke-width="0cm" draw:fill="solid" draw:fill-color="#10b981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ef4444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1a12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20" style:family="graphic" style:parent-style-name="standard">
      <style:graphic-properties draw:stroke="none" svg:stroke-width="0cm" draw:fill="solid" draw:fill-color="#0a0a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35cm" svg:stroke-color="#ef4444" draw:stroke-linejoin="round" draw:fill="solid" draw:fill-color="#ef44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35cm" svg:stroke-color="#f7b731" draw:stroke-linejoin="round" draw:fill="solid" draw:fill-color="#f7b7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35cm" svg:stroke-color="#10b981" draw:stroke-linejoin="round" draw:fill="solid" draw:fill-color="#10b9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solid" draw:fill-color="#1a3a1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25" style:family="graphic" style:parent-style-name="standard">
      <style:graphic-properties draw:stroke="none" svg:stroke-width="0cm" draw:fill="solid" draw:fill-color="#0a2a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26" style:family="graphic" style:parent-style-name="standard">
      <style:graphic-properties draw:stroke="none" svg:stroke-width="0cm" draw:fill="solid" draw:fill-color="#3a0a0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27" style:family="graphic" style:parent-style-name="standard">
      <style:graphic-properties draw:stroke="solid" svg:stroke-width="0.071cm" svg:stroke-color="#6b88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solid" draw:fill-color="#10b9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29" style:family="graphic" style:parent-style-name="standard">
      <style:graphic-properties draw:stroke="none" svg:stroke-width="0cm" draw:fill="solid" draw:fill-color="#0abfb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30" style:family="graphic" style:parent-style-name="standard">
      <style:graphic-properties draw:stroke="none" svg:stroke-width="0cm" draw:fill="solid" draw:fill-color="#3b82f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3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solid" draw:fill-color="#f0f4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35cm" svg:stroke-color="#0abfbc" draw:stroke-linejoin="round" draw:fill="solid" draw:fill-color="#0abfb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35cm" svg:stroke-color="#3b82f6" draw:stroke-linejoin="round" draw:fill="solid" draw:fill-color="#3b82f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solid" draw:fill-color="#3b82f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solid" draw:fill-color="#f0f4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37" style:family="graphic" style:parent-style-name="standard">
      <style:graphic-properties draw:stroke="none" svg:stroke-width="0cm" draw:fill="solid" draw:fill-color="#eef4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none" svg:stroke-width="0cm" draw:fill="solid" draw:fill-color="#0abfb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solid" svg:stroke-width="0.071cm" svg:stroke-color="#0d1b2a" draw:stroke-linejoin="round" draw:fill="solid" draw:fill-color="#f59e0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solid" svg:stroke-width="0.071cm" svg:stroke-color="#f59e0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1cm" svg:stroke-color="#10b98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35cm" svg:stroke-color="#6b889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071cm" svg:stroke-color="#0abfb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solid" draw:fill-color="#8b5cf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none" svg:stroke-width="0cm" draw:fill="solid" draw:fill-color="#f5e6cc" draw:opacity="6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none" svg:stroke-width="0cm" draw:fill="solid" draw:fill-color="#cce5ff" draw:opacity="6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none" svg:stroke-width="0cm" draw:fill="solid" draw:fill-color="#ccfae5" draw:opacity="6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8" style:family="graphic" style:parent-style-name="standard">
      <style:graphic-properties draw:stroke="none" svg:stroke-width="0cm" draw:fill="solid" draw:fill-color="#10b981" draw:opacity="26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49" style:family="graphic" style:parent-style-name="standard">
      <style:graphic-properties draw:stroke="none" svg:stroke-width="0cm" draw:fill="solid" draw:fill-color="#3b82f6" draw:opacity="26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50" style:family="graphic" style:parent-style-name="standard">
      <style:graphic-properties draw:stroke="none" svg:stroke-width="0cm" draw:fill="solid" draw:fill-color="#ef4444" draw:opacity="26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51" style:family="graphic" style:parent-style-name="standard">
      <style:graphic-properties draw:stroke="none" svg:stroke-width="0cm" draw:fill="solid" draw:fill-color="#f59e0b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none" svg:stroke-width="0cm" draw:fill="solid" draw:fill-color="#f97316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none" svg:stroke-width="0cm" draw:fill="solid" draw:fill-color="#3b82f6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none" svg:stroke-width="0cm" draw:fill="solid" draw:fill-color="#0abfbc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5" style:family="graphic" style:parent-style-name="standard">
      <style:graphic-properties draw:stroke="none" svg:stroke-width="0cm" draw:fill="solid" draw:fill-color="#8b5cf6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DEFAULT-notes" style:list-style-name="L6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59e0b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f97316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152535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loext:graphic-properties draw:fill="solid" draw:fill-color="#0d1b2a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10b981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ef4444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1e5a3a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5a1e1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10b981" draw:opacity="40%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ef4444" draw:opacity="40%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10b981" draw:opacity="20%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ef4444" draw:opacity="20%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1a1200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0a0a00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7b731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1a3a1a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0a2a2a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3a0a0a"/>
      <style:paragraph-properties fo:text-align="start" style:font-independent-line-spacing="true"/>
      <style:text-properties fo:font-size="14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0abfbc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3b82f6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f0f4f8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eef4f8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8b5cf6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f5e6cc" draw:opacity="60%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cce5ff" draw:opacity="60%"/>
      <style:paragraph-properties fo:text-align="start" style:font-independent-line-spacing="true"/>
      <style:text-properties fo:font-size="14pt"/>
    </style:style>
    <style:style style:name="P35" style:family="paragraph">
      <loext:graphic-properties draw:fill="solid" draw:fill-color="#ccfae5" draw:opacity="60%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10b981" draw:opacity="26%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3b82f6" draw:opacity="26%"/>
      <style:paragraph-properties fo:text-align="start" style:font-independent-line-spacing="true"/>
      <style:text-properties fo:font-size="14pt"/>
    </style:style>
    <style:style style:name="P38" style:family="paragraph">
      <loext:graphic-properties draw:fill="solid" draw:fill-color="#ef4444" draw:opacity="26%"/>
      <style:paragraph-properties fo:text-align="start" style:font-independent-line-spacing="true"/>
      <style:text-properties fo:font-size="14pt"/>
    </style:style>
    <style:style style:name="P39" style:family="paragraph">
      <loext:graphic-properties draw:fill="solid" draw:fill-color="#f59e0b" draw:opacity="20%"/>
      <style:paragraph-properties fo:text-align="start" style:font-independent-line-spacing="true"/>
      <style:text-properties fo:font-size="14pt"/>
    </style:style>
    <style:style style:name="P40" style:family="paragraph">
      <loext:graphic-properties draw:fill="solid" draw:fill-color="#f97316" draw:opacity="20%"/>
      <style:paragraph-properties fo:text-align="start" style:font-independent-line-spacing="true"/>
      <style:text-properties fo:font-size="14pt"/>
    </style:style>
    <style:style style:name="P41" style:family="paragraph">
      <loext:graphic-properties draw:fill="solid" draw:fill-color="#3b82f6" draw:opacity="20%"/>
      <style:paragraph-properties fo:text-align="start" style:font-independent-line-spacing="true"/>
      <style:text-properties fo:font-size="14pt"/>
    </style:style>
    <style:style style:name="P42" style:family="paragraph">
      <loext:graphic-properties draw:fill="solid" draw:fill-color="#0abfbc" draw:opacity="20%"/>
      <style:paragraph-properties fo:text-align="start" style:font-independent-line-spacing="true"/>
      <style:text-properties fo:font-size="14pt"/>
    </style:style>
    <style:style style:name="P43" style:family="paragraph">
      <loext:graphic-properties draw:fill="solid" draw:fill-color="#8b5cf6" draw:opacity="20%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59e0b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Arial Black" style:font-size-asian="60pt" style:font-style-asian="normal" style:font-weight-asian="bold" style:font-name-complex="Arial Black" style:font-size-complex="60pt" style:font-style-complex="normal" style:font-weight-complex="bold"/>
    </style:style>
    <style:style style:name="T3" style:family="text">
      <style:text-properties fo:font-variant="normal" fo:text-transform="none" fo:color="#6b8899" style:text-line-through-style="none" style:text-line-through-type="none" style:text-position="0% 100%" style:font-name="Calibri" fo:font-size="14pt" fo:letter-spacing="normal" fo:font-style="italic" style:text-underline-style="none" fo:font-weight="normal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d1b2a" style:text-line-through-style="none" style:text-line-through-type="none" style:text-position="0% 100%" style:font-name="Arial Black" fo:font-size="28pt" fo:letter-spacing="normal" fo:font-style="normal" style:text-underline-style="none" fo:font-weight="bold" style:font-name-asian="Arial Black" style:font-size-asian="28pt" style:font-style-asian="normal" style:font-weight-asian="bold" style:font-name-complex="Arial Black" style:font-size-complex="28pt" style:font-style-complex="normal" style:font-weight-complex="bold"/>
    </style:style>
    <style:style style:name="T7" style:family="text">
      <style:text-properties fo:font-variant="normal" fo:text-transform="none" fo:color="#6b8899" style:text-line-through-style="none" style:text-line-through-type="none" style:text-position="0% 100%" style:font-name="Calibri" fo:font-size="12pt" fo:letter-spacing="normal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8" style:family="text">
      <style:text-properties fo:font-variant="normal" fo:text-transform="none" fo:color="#f59e0b" style:text-line-through-style="none" style:text-line-through-type="none" style:text-position="0% 100%" style:font-name="Arial Black" fo:font-size="20pt" fo:letter-spacing="normal" fo:font-style="normal" style:text-underline-style="none" fo:font-weight="bold" style:font-name-asian="Arial Black" style:font-size-asian="20pt" style:font-style-asian="normal" style:font-weight-asian="bold" style:font-name-complex="Arial Black" style:font-size-complex="2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0" style:family="text">
      <style:text-properties fo:font-variant="normal" fo:text-transform="none" fo:color="#0d1b2a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1" style:family="text">
      <style:text-properties fo:font-variant="normal" fo:text-transform="none" fo:color="#0d1b2a" style:text-line-through-style="none" style:text-line-through-type="none" style:text-position="0% 100%" style:font-name="Arial Black" fo:font-size="16pt" fo:letter-spacing="normal" fo:font-style="normal" style:text-underline-style="none" fo:font-weight="bold" style:font-name-asian="Arial Black" style:font-size-asian="16pt" style:font-style-asian="normal" style:font-weight-asian="bold" style:font-name-complex="Arial Black" style:font-size-complex="16pt" style:font-style-complex="normal" style:font-weight-complex="bold"/>
    </style:style>
    <style:style style:name="T12" style:family="text">
      <style:text-properties fo:font-variant="normal" fo:text-transform="none" fo:color="#f59e0b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3" style:family="text">
      <style:text-properties fo:font-variant="normal" fo:text-transform="none" fo:color="#6b8899" style:text-line-through-style="none" style:text-line-through-type="none" style:text-position="0% 100%" style:font-name="Arial Black" fo:font-size="16pt" fo:letter-spacing="normal" fo:font-style="normal" style:text-underline-style="none" fo:font-weight="bold" style:font-name-asian="Arial Black" style:font-size-asian="16pt" style:font-style-asian="normal" style:font-weight-asian="bold" style:font-name-complex="Arial Black" style:font-size-complex="16pt" style:font-style-complex="normal" style:font-weight-complex="bold"/>
    </style:style>
    <style:style style:name="T14" style:family="text">
      <style:text-properties fo:font-variant="normal" fo:text-transform="none" fo:color="#6b8899" style:text-line-through-style="none" style:text-line-through-type="none" style:text-position="0% 100%" style:font-name="Calibri" fo:font-size="11pt" fo:letter-spacing="normal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5" style:family="text">
      <style:text-properties fo:font-variant="normal" fo:text-transform="none" fo:color="#0d1b2a" style:text-line-through-style="none" style:text-line-through-type="none" style:text-position="0% 100%" style:font-name="Arial Black" fo:font-size="13pt" fo:letter-spacing="normal" fo:font-style="normal" style:text-underline-style="none" fo:font-weight="bold" style:font-name-asian="Arial Black" style:font-size-asian="13pt" style:font-style-asian="normal" style:font-weight-asian="bold" style:font-name-complex="Arial Black" style:font-size-complex="13pt" style:font-style-complex="normal" style:font-weight-complex="bold"/>
    </style:style>
    <style:style style:name="T16" style:family="text">
      <style:text-properties fo:font-variant="normal" fo:text-transform="none" fo:color="#333333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18" style:family="text">
      <style:text-properties fo:font-variant="normal" fo:text-transform="none" fo:color="#10b981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19" style:family="text">
      <style:text-properties fo:font-variant="normal" fo:text-transform="none" fo:color="#ef4444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20" style:family="text">
      <style:text-properties fo:font-variant="normal" fo:text-transform="none" fo:color="#f59e0b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21" style:family="text">
      <style:text-properties fo:font-variant="normal" fo:text-transform="none" fo:color="#0d1b2a" style:text-line-through-style="none" style:text-line-through-type="none" style:text-position="0% 100%" style:font-name="Consolas" fo:font-size="13pt" fo:letter-spacing="normal" fo:font-style="normal" style:text-underline-style="none" fo:font-weight="bold" style:font-name-asian="Consolas" style:font-size-asian="13pt" style:font-style-asian="normal" style:font-weight-asian="bold" style:font-name-complex="Consolas" style:font-size-complex="13pt" style:font-style-complex="normal" style:font-weight-complex="bold"/>
    </style:style>
    <style:style style:name="T22" style:family="text">
      <style:text-properties fo:font-variant="normal" fo:text-transform="none" fo:color="#10b981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3" style:family="text">
      <style:text-properties fo:font-variant="normal" fo:text-transform="none" fo:color="#ef4444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4" style:family="text">
      <style:text-properties fo:font-variant="normal" fo:text-transform="none" fo:color="#f59e0b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5" style:family="text">
      <style:text-properties fo:font-variant="normal" fo:text-transform="none" fo:color="#fcd34d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font-variant="normal" fo:text-transform="none" fo:color="#6b8899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8" style:family="text">
      <style:text-properties fo:font-variant="normal" fo:text-transform="none" fo:color="#10b981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29" style:family="text">
      <style:text-properties fo:font-variant="normal" fo:text-transform="none" fo:color="#0abfbc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30" style:family="text">
      <style:text-properties fo:font-variant="normal" fo:text-transform="none" fo:color="#ef4444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31" style:family="text">
      <style:text-properties fo:font-variant="normal" fo:text-transform="none" fo:color="#f97316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33" style:family="text">
      <style:text-properties fo:font-variant="normal" fo:text-transform="none" fo:color="#f59e0b" style:text-line-through-style="none" style:text-line-through-type="none" style:text-position="0% 100%" style:font-name="Consolas" fo:font-size="10pt" fo:letter-spacing="normal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34" style:family="text">
      <style:text-properties fo:font-variant="normal" fo:text-transform="none" fo:color="#10b981" style:text-line-through-style="none" style:text-line-through-type="none" style:text-position="0% 100%" style:font-name="Consolas" fo:font-size="10pt" fo:letter-spacing="normal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35" style:family="text">
      <style:text-properties fo:font-variant="normal" fo:text-transform="none" fo:color="#0abfbc" style:text-line-through-style="none" style:text-line-through-type="none" style:text-position="0% 100%" style:font-name="Consolas" fo:font-size="10pt" fo:letter-spacing="normal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36" style:family="text">
      <style:text-properties fo:font-variant="normal" fo:text-transform="none" fo:color="#3b82f6" style:text-line-through-style="none" style:text-line-through-type="none" style:text-position="0% 100%" style:font-name="Consolas" fo:font-size="10pt" fo:letter-spacing="normal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38" style:family="text">
      <style:text-properties fo:font-variant="normal" fo:text-transform="none" fo:color="#333333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9" style:family="text">
      <style:text-properties fo:font-variant="normal" fo:text-transform="none" fo:color="#f59e0b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40" style:family="text">
      <style:text-properties fo:font-variant="normal" fo:text-transform="none" fo:color="#333333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41" style:family="text">
      <style:text-properties fo:font-variant="normal" fo:text-transform="none" fo:color="#0d1b2a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42" style:family="text">
      <style:text-properties fo:font-variant="normal" fo:text-transform="none" fo:color="#0d1b2a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3" style:family="text">
      <style:text-properties fo:font-variant="normal" fo:text-transform="none" fo:color="#0d1b2a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Consolas" fo:font-size="13pt" fo:letter-spacing="normal" fo:font-style="normal" style:text-underline-style="none" fo:font-weight="bold" style:font-name-asian="Consolas" style:font-size-asian="13pt" style:font-style-asian="normal" style:font-weight-asian="bold" style:font-name-complex="Consolas" style:font-size-complex="13pt" style:font-style-complex="normal" style:font-weight-complex="bold"/>
    </style:style>
    <style:style style:name="T45" style:family="text">
      <style:text-properties fo:font-variant="normal" fo:text-transform="none" fo:color="#f59e0b" style:text-line-through-style="none" style:text-line-through-type="none" style:text-position="0% 100%" style:font-name="Calibri" fo:font-size="9pt" fo:letter-spacing="normal" fo:font-style="italic" style:text-underline-style="none" fo:font-weight="normal" style:font-name-asian="Calibri" style:font-size-asian="9pt" style:font-style-asian="italic" style:font-weight-asian="normal" style:font-name-complex="Calibri" style:font-size-complex="9pt" style:font-style-complex="italic" style:font-weight-complex="normal"/>
    </style:style>
    <style:style style:name="T46" style:family="text">
      <style:text-properties fo:font-variant="normal" fo:text-transform="none" fo:color="#6b8899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7" style:family="text">
      <style:text-properties fo:font-variant="normal" fo:text-transform="none" fo:color="#f59e0b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48" style:family="text">
      <style:text-properties fo:font-variant="normal" fo:text-transform="none" fo:color="#10b981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49" style:family="text">
      <style:text-properties fo:font-variant="normal" fo:text-transform="none" fo:color="#6b8899" style:text-line-through-style="none" style:text-line-through-type="none" style:text-position="0% 100%" style:font-name="Consolas" fo:font-size="10pt" fo:letter-spacing="normal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50" style:family="text">
      <style:text-properties fo:font-variant="normal" fo:text-transform="none" fo:color="#0abfbc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51" style:family="text">
      <style:text-properties fo:font-variant="normal" fo:text-transform="none" fo:color="#6b8899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52" style:family="text">
      <style:text-properties fo:font-variant="normal" fo:text-transform="none" fo:color="#444444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53" style:family="text">
      <style:text-properties fo:font-variant="normal" fo:text-transform="none" fo:color="#f59e0b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54" style:family="text">
      <style:text-properties fo:font-variant="normal" fo:text-transform="none" fo:color="#0abfbc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6" style:family="text">
      <style:text-properties fo:font-variant="normal" fo:text-transform="none" fo:color="#0d1b2a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58" style:family="text">
      <style:text-properties fo:font-variant="normal" fo:text-transform="none" fo:color="#0d1b2a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9" style:family="text">
      <style:text-properties fo:font-variant="normal" fo:text-transform="none" fo:color="#8b5e00" style:text-line-through-style="none" style:text-line-through-type="none" style:text-position="0% 100%" style:font-name="Calibri" fo:font-size="10pt" fo:letter-spacing="normal" fo:font-style="italic" style:text-underline-style="none" fo:font-weight="normal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60" style:family="text">
      <style:text-properties fo:font-variant="normal" fo:text-transform="none" fo:color="#003366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61" style:family="text">
      <style:text-properties fo:font-variant="normal" fo:text-transform="none" fo:color="#005533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62" style:family="text">
      <style:text-properties fo:font-variant="normal" fo:text-transform="none" fo:color="#3b82f6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63" style:family="text">
      <style:text-properties fo:font-variant="normal" fo:text-transform="none" fo:color="#ef4444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5" style:family="text">
      <style:text-properties fo:font-variant="normal" fo:text-transform="none" fo:color="#ef4444" style:text-line-through-style="none" style:text-line-through-type="none" style:text-position="0% 100%" style:font-name="Arial Black" fo:font-size="14pt" fo:letter-spacing="normal" fo:font-style="normal" style:text-underline-style="none" fo:font-weight="bold" style:font-name-asian="Arial Black" style:font-size-asian="14pt" style:font-style-asian="normal" style:font-weight-asian="bold" style:font-name-complex="Arial Black" style:font-size-complex="14pt" style:font-style-complex="normal" style:font-weight-complex="bold"/>
    </style:style>
    <style:style style:name="T66" style:family="text">
      <style:text-properties fo:font-variant="normal" fo:text-transform="none" fo:color="#f59e0b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67" style:family="text">
      <style:text-properties fo:font-variant="normal" fo:text-transform="none" fo:color="#ffffff" style:text-line-through-style="none" style:text-line-through-type="none" style:text-position="0% 100%" style:font-name="Arial Black" fo:font-size="46pt" fo:letter-spacing="normal" fo:font-style="normal" style:text-underline-style="none" fo:font-weight="bold" style:font-name-asian="Arial Black" style:font-size-asian="46pt" style:font-style-asian="normal" style:font-weight-asian="bold" style:font-name-complex="Arial Black" style:font-size-complex="46pt" style:font-style-complex="normal" style:font-weight-complex="bold"/>
    </style:style>
    <style:style style:name="T68" style:family="text">
      <style:text-properties fo:font-variant="normal" fo:text-transform="none" fo:color="#6b8899" style:text-line-through-style="none" style:text-line-through-type="none" style:text-position="0% 100%" style:font-name="Calibri" fo:font-size="9pt" fo:letter-spacing="normal" fo:font-style="italic" style:text-underline-style="none" fo:font-weight="normal" style:font-name-asian="Calibri" style:font-size-asian="9pt" style:font-style-asian="italic" style:font-weight-asian="normal" style:font-name-complex="Calibri" style:font-size-complex="9pt" style:font-style-complex="italic" style:font-weight-complex="normal"/>
    </style:style>
    <style:style style:name="T69" style:family="text">
      <style:text-properties fo:font-variant="normal" fo:text-transform="none" fo:color="#f97316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70" style:family="text">
      <style:text-properties fo:font-variant="normal" fo:text-transform="none" fo:color="#0abfbc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71" style:family="text">
      <style:text-properties fo:font-variant="normal" fo:text-transform="none" fo:color="#8b5cf6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ef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ef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fcd3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ef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f9731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3b82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format="">
        <style:list-level-properties text:min-label-width="0.6cm"/>
        <style:text-properties fo:color="#44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number text:level="1" style:num-format="">
        <style:list-level-properties text:min-label-width="0.6cm"/>
        <style:text-properties fo:color="#8b5e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number text:level="1" style:num-format="">
        <style:list-level-properties text:min-label-width="0.6cm"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number text:level="1" style:num-format="">
        <style:list-level-properties text:min-label-width="0.6cm"/>
        <style:text-properties fo:color="#0055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number text:level="1" style:num-format="">
        <style:list-level-properties text:min-label-width="0.6cm"/>
        <style:text-properties fo:color="#3b82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number text:level="1" style:num-format="">
        <style:list-level-properties text:min-label-width="0.6cm"/>
        <style:text-properties fo:color="#ef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number text:level="1" style:num-format="">
        <style:list-level-properties text:min-label-width="0.6cm"/>
        <style:text-properties fo:color="#ef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number text:level="1" style:num-format="">
        <style:list-level-properties text:min-label-width="0.6cm"/>
        <style:text-properties fo:color="#f9731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number text:level="1" style:num-format="">
        <style:list-level-properties text:min-label-width="0.6cm"/>
        <style:text-properties fo:color="#8b5c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Google Shape;16;p3" draw:style-name="gr1" draw:text-style-name="P1" draw:layer="layout" svg:width="0.456cm" svg:height="14.28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3" draw:style-name="gr2" draw:text-style-name="P1" draw:layer="layout" svg:width="0.329cm" svg:height="0.329cm" svg:x="21.844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;p3" draw:style-name="gr2" draw:text-style-name="P1" draw:layer="layout" svg:width="0.329cm" svg:height="0.329cm" svg:x="22.454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;p3" draw:style-name="gr2" draw:text-style-name="P1" draw:layer="layout" svg:width="0.329cm" svg:height="0.329cm" svg:x="23.063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;p3" draw:style-name="gr2" draw:text-style-name="P1" draw:layer="layout" svg:width="0.329cm" svg:height="0.329cm" svg:x="23.673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;p3" draw:style-name="gr2" draw:text-style-name="P1" draw:layer="layout" svg:width="0.329cm" svg:height="0.329cm" svg:x="21.844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;p3" draw:style-name="gr2" draw:text-style-name="P1" draw:layer="layout" svg:width="0.329cm" svg:height="0.329cm" svg:x="22.454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;p3" draw:style-name="gr2" draw:text-style-name="P1" draw:layer="layout" svg:width="0.329cm" svg:height="0.329cm" svg:x="23.063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;p3" draw:style-name="gr2" draw:text-style-name="P1" draw:layer="layout" svg:width="0.329cm" svg:height="0.329cm" svg:x="23.673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;p3" draw:style-name="gr2" draw:text-style-name="P1" draw:layer="layout" svg:width="0.329cm" svg:height="0.329cm" svg:x="21.844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;p3" draw:style-name="gr2" draw:text-style-name="P1" draw:layer="layout" svg:width="0.329cm" svg:height="0.329cm" svg:x="22.454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;p3" draw:style-name="gr2" draw:text-style-name="P1" draw:layer="layout" svg:width="0.329cm" svg:height="0.329cm" svg:x="23.063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;p3" draw:style-name="gr2" draw:text-style-name="P1" draw:layer="layout" svg:width="0.329cm" svg:height="0.329cm" svg:x="23.673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;p3" draw:style-name="gr2" draw:text-style-name="P1" draw:layer="layout" svg:width="0.329cm" svg:height="0.329cm" svg:x="21.844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;p3" draw:style-name="gr2" draw:text-style-name="P1" draw:layer="layout" svg:width="0.329cm" svg:height="0.329cm" svg:x="22.454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3" draw:style-name="gr2" draw:text-style-name="P1" draw:layer="layout" svg:width="0.329cm" svg:height="0.329cm" svg:x="23.063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;p3" draw:style-name="gr2" draw:text-style-name="P1" draw:layer="layout" svg:width="0.329cm" svg:height="0.329cm" svg:x="23.673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;p3" draw:style-name="gr3" draw:text-style-name="P3" draw:layer="layout" svg:width="22.859cm" svg:height="1.167cm" svg:x="1.143cm" svg:y="1.829cm">
          <text:p text:style-name="P2"><text:span text:style-name="T1">Sais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3" draw:style-name="gr3" draw:text-style-name="P3" draw:layer="layout" svg:width="22.859cm" svg:height="4.698cm" svg:x="1.143cm" svg:y="2.845cm">
          <text:p text:style-name="P2"><text:span text:style-name="T2">Algorithmique</text:span></text:p>
          <text:p text:style-name="P2"><text:span text:style-name="T2">Avanc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3" draw:style-name="gr4" draw:text-style-name="P4" draw:layer="layout" svg:width="12.699cm" svg:height="0.126cm" svg:x="1.143cm" svg:y="7.77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;p3" draw:style-name="gr3" draw:text-style-name="P3" draw:layer="layout" svg:width="21.589cm" svg:height="0.964cm" svg:x="1.143cm" svg:y="8.128cm">
          <text:p text:style-name="P2"><text:span text:style-name="T3">Niveau concours — CPGE 2ème année · MP · MPI · 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3" draw:style-name="gr5" draw:text-style-name="P5" draw:layer="layout" svg:width="4.622cm" svg:height="1.269cm" svg:x="1.143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3" draw:style-name="gr1" draw:text-style-name="P1" draw:layer="layout" svg:width="0.151cm" svg:height="1.269cm" svg:x="1.143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p3" draw:style-name="gr3" draw:text-style-name="P3" draw:layer="layout" svg:width="4.19cm" svg:height="1.269cm" svg:x="1.448cm" svg:y="9.449cm">
          <text:p text:style-name="P2"><text:span text:style-name="T4">E1 — Algorithmes Glou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;p3" draw:style-name="gr5" draw:text-style-name="P5" draw:layer="layout" svg:width="4.622cm" svg:height="1.269cm" svg:x="5.969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;p3" draw:style-name="gr1" draw:text-style-name="P1" draw:layer="layout" svg:width="0.151cm" svg:height="1.269cm" svg:x="5.969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;p3" draw:style-name="gr3" draw:text-style-name="P3" draw:layer="layout" svg:width="4.19cm" svg:height="1.269cm" svg:x="6.274cm" svg:y="9.449cm">
          <text:p text:style-name="P2"><text:span text:style-name="T4">E2 — Quicks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3" draw:style-name="gr5" draw:text-style-name="P5" draw:layer="layout" svg:width="4.622cm" svg:height="1.269cm" svg:x="10.795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3" draw:style-name="gr1" draw:text-style-name="P1" draw:layer="layout" svg:width="0.151cm" svg:height="1.269cm" svg:x="10.795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;p3" draw:style-name="gr3" draw:text-style-name="P3" draw:layer="layout" svg:width="4.19cm" svg:height="1.269cm" svg:x="11.1cm" svg:y="9.449cm">
          <text:p text:style-name="P2"><text:span text:style-name="T4">E3 — Dijkst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;p3" draw:style-name="gr5" draw:text-style-name="P5" draw:layer="layout" svg:width="4.622cm" svg:height="1.269cm" svg:x="15.621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;p3" draw:style-name="gr1" draw:text-style-name="P1" draw:layer="layout" svg:width="0.151cm" svg:height="1.269cm" svg:x="15.621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3" draw:style-name="gr3" draw:text-style-name="P3" draw:layer="layout" svg:width="4.19cm" svg:height="1.269cm" svg:x="15.926cm" svg:y="9.449cm">
          <text:p text:style-name="P2"><text:span text:style-name="T4">E4 — Preuves de pro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;p3" draw:style-name="gr5" draw:text-style-name="P5" draw:layer="layout" svg:width="4.622cm" svg:height="1.269cm" svg:x="20.447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;p3" draw:style-name="gr1" draw:text-style-name="P1" draw:layer="layout" svg:width="0.151cm" svg:height="1.269cm" svg:x="20.447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;p3" draw:style-name="gr3" draw:text-style-name="P3" draw:layer="layout" svg:width="4.19cm" svg:height="1.269cm" svg:x="20.752cm" svg:y="9.449cm">
          <text:p text:style-name="P2"><text:span text:style-name="T4">E5 — 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;p3" draw:style-name="gr5" draw:text-style-name="P5" draw:layer="layout" svg:width="4.622cm" svg:height="1.269cm" svg:x="1.143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;p3" draw:style-name="gr1" draw:text-style-name="P1" draw:layer="layout" svg:width="0.151cm" svg:height="1.269cm" svg:x="1.143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;p3" draw:style-name="gr3" draw:text-style-name="P3" draw:layer="layout" svg:width="4.19cm" svg:height="1.269cm" svg:x="1.448cm" svg:y="11.024cm">
          <text:p text:style-name="P2"><text:span text:style-name="T4">E6 — Automates fin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3" draw:style-name="gr5" draw:text-style-name="P5" draw:layer="layout" svg:width="4.622cm" svg:height="1.269cm" svg:x="5.969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3" draw:style-name="gr1" draw:text-style-name="P1" draw:layer="layout" svg:width="0.151cm" svg:height="1.269cm" svg:x="5.969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3" draw:style-name="gr3" draw:text-style-name="P3" draw:layer="layout" svg:width="4.19cm" svg:height="1.269cm" svg:x="6.274cm" svg:y="11.024cm">
          <text:p text:style-name="P2"><text:span text:style-name="T4">E7 — Reg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3" draw:style-name="gr5" draw:text-style-name="P5" draw:layer="layout" svg:width="4.622cm" svg:height="1.269cm" svg:x="10.795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3" draw:style-name="gr1" draw:text-style-name="P1" draw:layer="layout" svg:width="0.151cm" svg:height="1.269cm" svg:x="10.795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3" draw:style-name="gr3" draw:text-style-name="P3" draw:layer="layout" svg:width="4.19cm" svg:height="1.269cm" svg:x="11.1cm" svg:y="11.024cm">
          <text:p text:style-name="P2"><text:span text:style-name="T4">E8 — Cryptograph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3" draw:style-name="gr5" draw:text-style-name="P5" draw:layer="layout" svg:width="4.622cm" svg:height="1.269cm" svg:x="15.621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3" draw:style-name="gr1" draw:text-style-name="P1" draw:layer="layout" svg:width="0.151cm" svg:height="1.269cm" svg:x="15.621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3" draw:style-name="gr3" draw:text-style-name="P3" draw:layer="layout" svg:width="4.19cm" svg:height="1.269cm" svg:x="15.926cm" svg:y="11.024cm">
          <text:p text:style-name="P2"><text:span text:style-name="T4">E9 — Calcul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3" draw:style-name="gr5" draw:text-style-name="P5" draw:layer="layout" svg:width="4.622cm" svg:height="1.269cm" svg:x="20.447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3" draw:style-name="gr1" draw:text-style-name="P1" draw:layer="layout" svg:width="0.151cm" svg:height="1.269cm" svg:x="20.447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3" draw:style-name="gr3" draw:text-style-name="P3" draw:layer="layout" svg:width="4.19cm" svg:height="1.269cm" svg:x="20.752cm" svg:y="11.024cm">
          <text:p text:style-name="P2"><text:span text:style-name="T4">E10 — Révision conco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;p1:notes" draw:style-name="gr6" draw:layer="layout" svg:width="15.239cm" svg:height="8.572cm" svg:x="1.905cm" svg:y="3.175cm" draw:page-number="1" presentation:class="page"/>
          <draw:frame draw:name="Google Shape;13;p1:notes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4;p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" draw:style-name="dp3" draw:master-page-name="DEFAULT">
        <draw:custom-shape draw:name="Google Shape;72;p4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4" draw:style-name="gr3" draw:text-style-name="P3" draw:layer="layout" svg:width="21.462cm" svg:height="2.666cm" svg:x="1.143cm" svg:y="0cm">
          <text:p text:style-name="P2"><text:span text:style-name="T6">E1 — Algorithmes Glou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4" draw:style-name="gr3" draw:text-style-name="P3" draw:layer="layout" svg:width="23.113cm" svg:height="0.761cm" svg:x="1.143cm" svg:y="2.845cm">
          <text:p text:style-name="P2"><text:span text:style-name="T7">Stratégie locale · preuve d'optimalité · exemples class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4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4" draw:style-name="gr3" draw:text-style-name="P3" draw:layer="layout" svg:width="2.031cm" svg:height="1.904cm" svg:x="22.479cm" svg:y="0.381cm">
          <text:p text:style-name="P10"><text:span text:style-name="T8">E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4" draw:style-name="gr8" draw:text-style-name="P9" draw:layer="layout" svg:width="23.621cm" svg:height="1.218cm" svg:x="0.88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4" draw:style-name="gr3" draw:text-style-name="P3" draw:layer="layout" svg:width="22.859cm" svg:height="1.218cm" svg:x="1.321cm" svg:y="3.759cm">
          <text:p text:style-name="P2"><text:span text:style-name="T9">Principe : à chaque étape, choisir le meilleur choix LOCAL — sans revenir en arrière. Simple mais ne marche pas toujours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4" draw:style-name="gr3" draw:text-style-name="P3" draw:layer="layout" svg:width="16.509cm" svg:height="0.761cm" svg:x="0.889cm" svg:y="5.232cm">
          <text:p text:style-name="P2"><text:span text:style-name="T10">Exemple — Rendu de monnaie : rendre 41€ avec le moins de piè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4" draw:style-name="gr9" draw:text-style-name="P1" draw:layer="layout" svg:width="2.793cm" svg:height="2.793cm" svg:x="0.889cm" svg:y="6.19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;p4" draw:style-name="gr3" draw:text-style-name="P3" draw:layer="layout" svg:width="2.793cm" svg:height="2.793cm" svg:x="0.889cm" svg:y="6.198cm">
          <text:p text:style-name="P10"><text:span text:style-name="T11">20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4" draw:style-name="gr3" draw:text-style-name="P3" draw:layer="layout" svg:width="1.142cm" svg:height="0.888cm" svg:x="2.794cm" svg:y="8.103cm">
          <text:p text:style-name="P2"><text:span text:style-name="T12">×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4" draw:style-name="gr10" draw:text-style-name="P11" draw:layer="layout" svg:width="2.793cm" svg:height="2.793cm" svg:x="4.191cm" svg:y="6.19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;p4" draw:style-name="gr3" draw:text-style-name="P3" draw:layer="layout" svg:width="2.793cm" svg:height="2.793cm" svg:x="4.191cm" svg:y="6.198cm">
          <text:p text:style-name="P10"><text:span text:style-name="T13">10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4" draw:style-name="gr10" draw:text-style-name="P11" draw:layer="layout" svg:width="2.793cm" svg:height="2.793cm" svg:x="7.493cm" svg:y="6.19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6;p4" draw:style-name="gr3" draw:text-style-name="P3" draw:layer="layout" svg:width="2.793cm" svg:height="2.793cm" svg:x="7.493cm" svg:y="6.198cm">
          <text:p text:style-name="P10"><text:span text:style-name="T13">5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4" draw:style-name="gr10" draw:text-style-name="P11" draw:layer="layout" svg:width="2.793cm" svg:height="2.793cm" svg:x="10.795cm" svg:y="6.19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4" draw:style-name="gr3" draw:text-style-name="P3" draw:layer="layout" svg:width="2.793cm" svg:height="2.793cm" svg:x="10.795cm" svg:y="6.198cm">
          <text:p text:style-name="P10"><text:span text:style-name="T13">2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4" draw:style-name="gr9" draw:text-style-name="P1" draw:layer="layout" svg:width="2.793cm" svg:height="2.793cm" svg:x="14.097cm" svg:y="6.19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;p4" draw:style-name="gr3" draw:text-style-name="P3" draw:layer="layout" svg:width="2.793cm" svg:height="2.793cm" svg:x="14.097cm" svg:y="6.198cm">
          <text:p text:style-name="P10"><text:span text:style-name="T11">1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4" draw:style-name="gr3" draw:text-style-name="P3" draw:layer="layout" svg:width="1.142cm" svg:height="0.888cm" svg:x="16.002cm" svg:y="8.103cm">
          <text:p text:style-name="P2"><text:span text:style-name="T12">×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4" draw:style-name="gr3" draw:text-style-name="P3" draw:layer="layout" svg:width="15.239cm" svg:height="0.761cm" svg:x="0.889cm" svg:y="9.271cm">
          <text:p text:style-name="P2"><text:span text:style-name="T14">→ </text:span><text:span text:style-name="T14">2×20€ + 1×1€ = 3 pièces <text:s/>✓ <text:s/>(optimal ici car pièces canoniqu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4" draw:style-name="gr10" draw:text-style-name="P11" draw:layer="layout" svg:width="7.619cm" svg:height="3.504cm" svg:x="16.891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4" draw:style-name="gr11" draw:text-style-name="P12" draw:layer="layout" svg:width="0.177cm" svg:height="3.504cm" svg:x="16.891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4" draw:style-name="gr3" draw:text-style-name="P3" draw:layer="layout" svg:width="6.984cm" svg:height="0.761cm" svg:x="17.348cm" svg:y="3.962cm">
          <text:p text:style-name="P2"><text:span text:style-name="T15">✅ </text:span><text:span text:style-name="T15">Fonctionne si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4" draw:style-name="gr3" draw:text-style-name="P3" draw:layer="layout" svg:width="6.984cm" svg:height="2.183cm" svg:x="17.348cm" svg:y="4.826cm">
          <text:p text:style-name="P2"><text:span text:style-name="T16">Propriété gloutonne prouvée.</text:span></text:p>
          <text:p text:style-name="P2"><text:span text:style-name="T16">Ex: rendu monnaie, Huffman,</text:span></text:p>
          <text:p text:style-name="P2"><text:span text:style-name="T16"><text:s text:c="4"/></text:span><text:span text:style-name="T16">arbre couvrant minim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4" draw:style-name="gr10" draw:text-style-name="P11" draw:layer="layout" svg:width="7.619cm" svg:height="3.504cm" svg:x="16.891cm" svg:y="7.56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4" draw:style-name="gr12" draw:text-style-name="P13" draw:layer="layout" svg:width="0.177cm" svg:height="3.504cm" svg:x="16.891cm" svg:y="7.56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4" draw:style-name="gr3" draw:text-style-name="P3" draw:layer="layout" svg:width="6.984cm" svg:height="0.761cm" svg:x="17.348cm" svg:y="7.772cm">
          <text:p text:style-name="P2"><text:span text:style-name="T15">❌ </text:span><text:span text:style-name="T15">Échoue si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4" draw:style-name="gr3" draw:text-style-name="P3" draw:layer="layout" svg:width="6.984cm" svg:height="2.183cm" svg:x="17.348cm" svg:y="8.636cm">
          <text:p text:style-name="P2"><text:span text:style-name="T16">Choix local ≠ optimum global.</text:span></text:p>
          <text:p text:style-name="P2"><text:span text:style-name="T16">Ex: sac à dos (0/1),</text:span></text:p>
          <text:p text:style-name="P2"><text:span text:style-name="T16"><text:s text:c="4"/></text:span><text:span text:style-name="T16">chemin avec poids négatif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4" draw:style-name="gr5" draw:text-style-name="P5" draw:layer="layout" svg:width="23.621cm" svg:height="1.574cm" svg:x="0.889cm" svg:y="11.5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4" draw:style-name="gr1" draw:text-style-name="P1" draw:layer="layout" svg:width="0.177cm" svg:height="1.574cm" svg:x="0.889cm" svg:y="11.5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4" draw:style-name="gr3" draw:text-style-name="P3" draw:layer="layout" svg:width="22.986cm" svg:height="1.574cm" svg:x="1.346cm" svg:y="11.557cm">
          <text:p text:style-name="P2"><text:span text:style-name="T9">Preuve d'optimalité : montrer que l'échange d'un choix glouton par un autre ne peut qu'aggraver la solution — c'est la technique de l'échange (exchange argument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p2:notes" draw:style-name="gr6" draw:layer="layout" svg:width="15.239cm" svg:height="8.572cm" svg:x="1.905cm" svg:y="3.175cm" draw:page-number="2" presentation:class="page"/>
          <draw:frame draw:name="Google Shape;69;p2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0;p2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" draw:style-name="dp3" draw:master-page-name="DEFAULT">
        <draw:custom-shape draw:name="Google Shape;109;p5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5" draw:style-name="gr3" draw:text-style-name="P3" draw:layer="layout" svg:width="21.462cm" svg:height="2.666cm" svg:x="1.143cm" svg:y="0cm">
          <text:p text:style-name="P2"><text:span text:style-name="T6">E2 — Quicksort : Tri Rap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5" draw:style-name="gr3" draw:text-style-name="P3" draw:layer="layout" svg:width="23.113cm" svg:height="0.761cm" svg:x="1.143cm" svg:y="2.845cm">
          <text:p text:style-name="P2"><text:span text:style-name="T7">Pivot · partition · O(n log n) moyen · O(n²) pire 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5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5" draw:style-name="gr3" draw:text-style-name="P3" draw:layer="layout" svg:width="2.031cm" svg:height="1.904cm" svg:x="22.479cm" svg:y="0.381cm">
          <text:p text:style-name="P10"><text:span text:style-name="T8">E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5" draw:style-name="gr3" draw:text-style-name="P3" draw:layer="layout" svg:width="13.969cm" svg:height="0.71cm" svg:x="0.889cm" svg:y="3.81cm">
          <text:p text:style-name="P2"><text:span text:style-name="T10">Étape de partition autour du pivot 5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5" draw:style-name="gr13" draw:text-style-name="P14" draw:layer="layout" svg:width="1.726cm" svg:height="1.523cm" svg:x="0.889cm" svg:y="4.69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5" draw:style-name="gr3" draw:text-style-name="P3" draw:layer="layout" svg:width="1.726cm" svg:height="1.523cm" svg:x="0.889cm" svg:y="4.699cm">
          <text:p text:style-name="P10"><text:span text:style-name="T1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5" draw:style-name="gr3" draw:text-style-name="P3" draw:layer="layout" svg:width="0.761cm" svg:height="0.558cm" svg:x="1.346cm" svg:y="6.274cm">
          <text:p text:style-name="P2"><text:span text:style-name="T18">&l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5" draw:style-name="gr14" draw:text-style-name="P15" draw:layer="layout" svg:width="1.726cm" svg:height="1.523cm" svg:x="2.794cm" svg:y="4.69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5" draw:style-name="gr3" draw:text-style-name="P3" draw:layer="layout" svg:width="1.726cm" svg:height="1.523cm" svg:x="2.794cm" svg:y="4.699cm">
          <text:p text:style-name="P10"><text:span text:style-name="T1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5" draw:style-name="gr3" draw:text-style-name="P3" draw:layer="layout" svg:width="0.761cm" svg:height="0.558cm" svg:x="3.251cm" svg:y="6.274cm">
          <text:p text:style-name="P2"><text:span text:style-name="T19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5" draw:style-name="gr13" draw:text-style-name="P14" draw:layer="layout" svg:width="1.726cm" svg:height="1.523cm" svg:x="4.699cm" svg:y="4.69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5" draw:style-name="gr3" draw:text-style-name="P3" draw:layer="layout" svg:width="1.726cm" svg:height="1.523cm" svg:x="4.699cm" svg:y="4.699cm">
          <text:p text:style-name="P10"><text:span text:style-name="T1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5" draw:style-name="gr3" draw:text-style-name="P3" draw:layer="layout" svg:width="0.761cm" svg:height="0.558cm" svg:x="5.156cm" svg:y="6.274cm">
          <text:p text:style-name="P2"><text:span text:style-name="T18">&l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5" draw:style-name="gr9" draw:text-style-name="P1" draw:layer="layout" svg:width="1.726cm" svg:height="1.523cm" svg:x="6.604cm" svg:y="4.69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5" draw:style-name="gr3" draw:text-style-name="P3" draw:layer="layout" svg:width="1.726cm" svg:height="1.523cm" svg:x="6.604cm" svg:y="4.699cm">
          <text:p text:style-name="P10"><text:span text:style-name="T1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5" draw:style-name="gr14" draw:text-style-name="P15" draw:layer="layout" svg:width="1.726cm" svg:height="1.523cm" svg:x="8.509cm" svg:y="4.69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5" draw:style-name="gr3" draw:text-style-name="P3" draw:layer="layout" svg:width="1.726cm" svg:height="1.523cm" svg:x="8.509cm" svg:y="4.699cm">
          <text:p text:style-name="P10"><text:span text:style-name="T17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5" draw:style-name="gr3" draw:text-style-name="P3" draw:layer="layout" svg:width="0.761cm" svg:height="0.558cm" svg:x="8.966cm" svg:y="6.274cm">
          <text:p text:style-name="P2"><text:span text:style-name="T19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5" draw:style-name="gr13" draw:text-style-name="P14" draw:layer="layout" svg:width="1.726cm" svg:height="1.523cm" svg:x="10.414cm" svg:y="4.69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5" draw:style-name="gr3" draw:text-style-name="P3" draw:layer="layout" svg:width="1.726cm" svg:height="1.523cm" svg:x="10.414cm" svg:y="4.699cm">
          <text:p text:style-name="P10"><text:span text:style-name="T1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5" draw:style-name="gr3" draw:text-style-name="P3" draw:layer="layout" svg:width="0.761cm" svg:height="0.558cm" svg:x="10.871cm" svg:y="6.274cm">
          <text:p text:style-name="P2"><text:span text:style-name="T18">&l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5" draw:style-name="gr14" draw:text-style-name="P15" draw:layer="layout" svg:width="1.726cm" svg:height="1.523cm" svg:x="12.319cm" svg:y="4.69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5" draw:style-name="gr3" draw:text-style-name="P3" draw:layer="layout" svg:width="1.726cm" svg:height="1.523cm" svg:x="12.319cm" svg:y="4.699cm">
          <text:p text:style-name="P10"><text:span text:style-name="T17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5" draw:style-name="gr3" draw:text-style-name="P3" draw:layer="layout" svg:width="0.761cm" svg:height="0.558cm" svg:x="12.776cm" svg:y="6.274cm">
          <text:p text:style-name="P2"><text:span text:style-name="T19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5" draw:style-name="gr13" draw:text-style-name="P14" draw:layer="layout" svg:width="1.726cm" svg:height="1.523cm" svg:x="14.224cm" svg:y="4.69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5" draw:style-name="gr3" draw:text-style-name="P3" draw:layer="layout" svg:width="1.726cm" svg:height="1.523cm" svg:x="14.224cm" svg:y="4.699cm">
          <text:p text:style-name="P10"><text:span text:style-name="T1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5" draw:style-name="gr3" draw:text-style-name="P3" draw:layer="layout" svg:width="0.761cm" svg:height="0.558cm" svg:x="14.681cm" svg:y="6.274cm">
          <text:p text:style-name="P2"><text:span text:style-name="T18">&l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5" draw:style-name="gr3" draw:text-style-name="P3" draw:layer="layout" svg:width="1.523cm" svg:height="0.558cm" svg:x="6.858cm" svg:y="6.35cm">
          <text:p text:style-name="P2"><text:span text:style-name="T20">PIV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5" draw:style-name="gr3" draw:text-style-name="P3" draw:layer="layout" svg:width="7.619cm" svg:height="0.659cm" svg:x="0.889cm" svg:y="7.163cm">
          <text:p text:style-name="P2"><text:span text:style-name="T14">Après partition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5" draw:style-name="gr15" draw:text-style-name="P16" draw:layer="layout" svg:width="1.726cm" svg:height="1.396cm" svg:x="0.889cm" svg:y="7.92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5" draw:style-name="gr3" draw:text-style-name="P3" draw:layer="layout" svg:width="1.726cm" svg:height="1.396cm" svg:x="0.889cm" svg:y="7.925cm">
          <text:p text:style-name="P10"><text:span text:style-name="T2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5" draw:style-name="gr15" draw:text-style-name="P16" draw:layer="layout" svg:width="1.726cm" svg:height="1.396cm" svg:x="2.794cm" svg:y="7.92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5" draw:style-name="gr3" draw:text-style-name="P3" draw:layer="layout" svg:width="1.726cm" svg:height="1.396cm" svg:x="2.794cm" svg:y="7.925cm">
          <text:p text:style-name="P10"><text:span text:style-name="T2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5" draw:style-name="gr15" draw:text-style-name="P16" draw:layer="layout" svg:width="1.726cm" svg:height="1.396cm" svg:x="4.699cm" svg:y="7.92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5" draw:style-name="gr3" draw:text-style-name="P3" draw:layer="layout" svg:width="1.726cm" svg:height="1.396cm" svg:x="4.699cm" svg:y="7.925cm">
          <text:p text:style-name="P10"><text:span text:style-name="T2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5" draw:style-name="gr15" draw:text-style-name="P16" draw:layer="layout" svg:width="1.726cm" svg:height="1.396cm" svg:x="6.604cm" svg:y="7.92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5" draw:style-name="gr3" draw:text-style-name="P3" draw:layer="layout" svg:width="1.726cm" svg:height="1.396cm" svg:x="6.604cm" svg:y="7.925cm">
          <text:p text:style-name="P10"><text:span text:style-name="T2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5" draw:style-name="gr9" draw:text-style-name="P1" draw:layer="layout" svg:width="1.726cm" svg:height="1.396cm" svg:x="8.509cm" svg:y="7.92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5" draw:style-name="gr3" draw:text-style-name="P3" draw:layer="layout" svg:width="1.726cm" svg:height="1.396cm" svg:x="8.509cm" svg:y="7.925cm">
          <text:p text:style-name="P10"><text:span text:style-name="T2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5" draw:style-name="gr16" draw:text-style-name="P17" draw:layer="layout" svg:width="1.726cm" svg:height="1.396cm" svg:x="10.414cm" svg:y="7.92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5" draw:style-name="gr3" draw:text-style-name="P3" draw:layer="layout" svg:width="1.726cm" svg:height="1.396cm" svg:x="10.414cm" svg:y="7.925cm">
          <text:p text:style-name="P10"><text:span text:style-name="T2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5" draw:style-name="gr16" draw:text-style-name="P17" draw:layer="layout" svg:width="1.726cm" svg:height="1.396cm" svg:x="12.319cm" svg:y="7.92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5" draw:style-name="gr3" draw:text-style-name="P3" draw:layer="layout" svg:width="1.726cm" svg:height="1.396cm" svg:x="12.319cm" svg:y="7.925cm">
          <text:p text:style-name="P10"><text:span text:style-name="T2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5" draw:style-name="gr16" draw:text-style-name="P17" draw:layer="layout" svg:width="1.726cm" svg:height="1.396cm" svg:x="14.224cm" svg:y="7.92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5" draw:style-name="gr3" draw:text-style-name="P3" draw:layer="layout" svg:width="1.726cm" svg:height="1.396cm" svg:x="14.224cm" svg:y="7.925cm">
          <text:p text:style-name="P10"><text:span text:style-name="T2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5" draw:style-name="gr17" draw:text-style-name="P18" draw:layer="layout" svg:width="6.603cm" svg:height="0.71cm" svg:x="0.889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5" draw:style-name="gr3" draw:text-style-name="P3" draw:layer="layout" svg:width="6.603cm" svg:height="0.71cm" svg:x="0.889cm" svg:y="9.449cm">
          <text:p text:style-name="P10"><text:span text:style-name="T22">&lt; piv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5" draw:style-name="gr18" draw:text-style-name="P19" draw:layer="layout" svg:width="7.365cm" svg:height="0.71cm" svg:x="8.509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5" draw:style-name="gr3" draw:text-style-name="P3" draw:layer="layout" svg:width="7.365cm" svg:height="0.71cm" svg:x="8.509cm" svg:y="9.449cm">
          <text:p text:style-name="P10"><text:span text:style-name="T23">&gt; piv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5" draw:style-name="gr19" draw:text-style-name="P20" draw:layer="layout" svg:width="11.556cm" svg:height="7.924cm" svg:x="12.954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5" draw:style-name="gr20" draw:text-style-name="P21" draw:layer="layout" svg:width="11.556cm" svg:height="0.71cm" svg:x="12.954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5" draw:style-name="gr3" draw:text-style-name="P3" draw:layer="layout" svg:width="3.809cm" svg:height="0.71cm" svg:x="13.208cm" svg:y="3.759cm">
          <text:p text:style-name="P2"><text:span text:style-name="T24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5" draw:style-name="gr21" draw:text-style-name="P13" draw:layer="layout" svg:width="0.253cm" svg:height="0.253cm" svg:x="23.368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4;p5" draw:style-name="gr22" draw:text-style-name="P22" draw:layer="layout" svg:width="0.253cm" svg:height="0.253cm" svg:x="23.724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5;p5" draw:style-name="gr23" draw:text-style-name="P12" draw:layer="layout" svg:width="0.253cm" svg:height="0.253cm" svg:x="24.079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5" draw:style-name="gr3" draw:text-style-name="P3" draw:layer="layout" svg:width="10.921cm" svg:height="6.857cm" svg:x="13.335cm" svg:y="4.572cm">
          <text:p text:style-name="P2"><text:span text:style-name="T25">def quicksort(t, g=0, d=None):</text:span></text:p>
          <text:p text:style-name="P2"><text:span text:style-name="T25"><text:s text:c="4"/></text:span><text:span text:style-name="T25">if d is None: d = len(t)-1</text:span></text:p>
          <text:p text:style-name="P2"><text:span text:style-name="T25"><text:s text:c="4"/></text:span><text:span text:style-name="T25">if g &gt;= d: return</text:span></text:p>
          <text:p text:style-name="P2"><text:span text:style-name="T25"><text:s text:c="4"/></text:span><text:span text:style-name="T25">pivot_idx = partition(t, g, d)</text:span></text:p>
          <text:p text:style-name="P2"><text:span text:style-name="T25"><text:s text:c="4"/></text:span><text:span text:style-name="T25">quicksort(t, g, pivot_idx-1)</text:span></text:p>
          <text:p text:style-name="P2"><text:span text:style-name="T25"><text:s text:c="4"/></text:span><text:span text:style-name="T25">quicksort(t, pivot_idx+1, d)</text:span></text:p>
          <text:p text:style-name="P2"><text:span text:style-name="T26"/></text:p>
          <text:p text:style-name="P2"><text:span text:style-name="T25">def partition(t, g, d):</text:span></text:p>
          <text:p text:style-name="P2"><text:span text:style-name="T25"><text:s text:c="4"/></text:span><text:span text:style-name="T25">pivot = t[d]</text:span></text:p>
          <text:p text:style-name="P2"><text:span text:style-name="T25"><text:s text:c="4"/></text:span><text:span text:style-name="T25">i = g - 1</text:span></text:p>
          <text:p text:style-name="P2"><text:span text:style-name="T25"><text:s text:c="4"/></text:span><text:span text:style-name="T25">for j in range(g, d):</text:span></text:p>
          <text:p text:style-name="P2"><text:span text:style-name="T25"><text:s text:c="8"/></text:span><text:span text:style-name="T25">if t[j] &lt;= pivot:</text:span></text:p>
          <text:p text:style-name="P2"><text:span text:style-name="T25"><text:s text:c="12"/></text:span><text:span text:style-name="T25">i += 1</text:span></text:p>
          <text:p text:style-name="P2"><text:span text:style-name="T25"><text:s text:c="12"/></text:span><text:span text:style-name="T25">t[i], t[j] = t[j], t[i]</text:span></text:p>
          <text:p text:style-name="P2"><text:span text:style-name="T25"><text:s text:c="4"/></text:span><text:span text:style-name="T25">t[i+1], t[d] = t[d], t[i+1]</text:span></text:p>
          <text:p text:style-name="P2"><text:span text:style-name="T25"><text:s text:c="4"/></text:span><text:span text:style-name="T25">return 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5" draw:style-name="gr24" draw:text-style-name="P23" draw:layer="layout" svg:width="3.682cm" svg:height="1.396cm" svg:x="12.954cm" svg:y="11.9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5" draw:style-name="gr3" draw:text-style-name="P3" draw:layer="layout" svg:width="3.682cm" svg:height="0.659cm" svg:x="12.954cm" svg:y="11.989cm">
          <text:p text:style-name="P10"><text:span text:style-name="T27">Moy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5" draw:style-name="gr3" draw:text-style-name="P3" draw:layer="layout" svg:width="3.682cm" svg:height="0.659cm" svg:x="12.954cm" svg:y="12.649cm">
          <text:p text:style-name="P10"><text:span text:style-name="T28">O(n 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5" draw:style-name="gr25" draw:text-style-name="P24" draw:layer="layout" svg:width="3.682cm" svg:height="1.396cm" svg:x="16.815cm" svg:y="11.9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5" draw:style-name="gr3" draw:text-style-name="P3" draw:layer="layout" svg:width="3.682cm" svg:height="0.659cm" svg:x="16.815cm" svg:y="11.989cm">
          <text:p text:style-name="P10"><text:span text:style-name="T27">Meill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5" draw:style-name="gr3" draw:text-style-name="P3" draw:layer="layout" svg:width="3.682cm" svg:height="0.659cm" svg:x="16.815cm" svg:y="12.649cm">
          <text:p text:style-name="P10"><text:span text:style-name="T29">O(n 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5" draw:style-name="gr26" draw:text-style-name="P25" draw:layer="layout" svg:width="3.682cm" svg:height="1.396cm" svg:x="20.676cm" svg:y="11.9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5" draw:style-name="gr3" draw:text-style-name="P3" draw:layer="layout" svg:width="3.682cm" svg:height="0.659cm" svg:x="20.676cm" svg:y="11.989cm">
          <text:p text:style-name="P10"><text:span text:style-name="T27">Pire (trié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5" draw:style-name="gr3" draw:text-style-name="P3" draw:layer="layout" svg:width="3.682cm" svg:height="0.659cm" svg:x="20.676cm" svg:y="12.649cm">
          <text:p text:style-name="P10"><text:span text:style-name="T30">O(n²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5" draw:style-name="gr5" draw:text-style-name="P5" draw:layer="layout" svg:width="11.734cm" svg:height="1.396cm" svg:x="0.889cm" svg:y="11.9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5" draw:style-name="gr4" draw:text-style-name="P4" draw:layer="layout" svg:width="0.177cm" svg:height="1.396cm" svg:x="0.889cm" svg:y="11.9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5" draw:style-name="gr3" draw:text-style-name="P3" draw:layer="layout" svg:width="11.099cm" svg:height="1.396cm" svg:x="1.346cm" svg:y="11.989cm">
          <text:p text:style-name="P2"><text:span text:style-name="T9">⚠️ </text:span><text:span text:style-name="T9">Pire cas : tableau déjà trié + pivot = dernier élément → O(n²). Solution : pivot aléatoire ou médiane de 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p3:notes" draw:style-name="gr6" draw:layer="layout" svg:width="15.239cm" svg:height="8.572cm" svg:x="1.905cm" svg:y="3.175cm" draw:page-number="3" presentation:class="page"/>
          <draw:frame draw:name="Google Shape;106;p3:notes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7;p3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4" draw:style-name="dp3" draw:master-page-name="DEFAULT">
        <draw:custom-shape draw:name="Google Shape;184;p6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6" draw:style-name="gr3" draw:text-style-name="P3" draw:layer="layout" svg:width="21.462cm" svg:height="2.666cm" svg:x="1.143cm" svg:y="0cm">
          <text:p text:style-name="P2"><text:span text:style-name="T6">E3 — Algorithme de Dijkst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6" draw:style-name="gr3" draw:text-style-name="P3" draw:layer="layout" svg:width="23.113cm" svg:height="0.761cm" svg:x="1.143cm" svg:y="2.845cm">
          <text:p text:style-name="P2"><text:span text:style-name="T7">Plus court chemin · file de priorité · graphe pondéré posit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6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6" draw:style-name="gr3" draw:text-style-name="P3" draw:layer="layout" svg:width="2.031cm" svg:height="1.904cm" svg:x="22.479cm" svg:y="0.381cm">
          <text:p text:style-name="P10"><text:span text:style-name="T8">E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6" draw:style-name="gr3" draw:text-style-name="P3" draw:layer="layout" svg:width="11.429cm" svg:height="0.71cm" svg:x="0.889cm" svg:y="3.81cm">
          <text:p text:style-name="P2"><text:span text:style-name="T10">Plus court chemin depuis A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6" draw:style-name="gr27" draw:text-style-name="P26" draw:layer="layout" svg:width="1.269cm" svg:height="2.996cm" svg:x="1.243cm" svg:y="5.6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1;p6" draw:style-name="gr3" draw:text-style-name="P3" draw:layer="layout" svg:width="0.761cm" svg:height="0.634cm" svg:x="1.524cm" svg:y="6.629cm">
          <text:p text:style-name="P2"><text:span text:style-name="T3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6" draw:style-name="gr27" draw:text-style-name="P26" draw:layer="layout" svg:width="2.793cm" svg:height="1.726cm" svg:x="2.515cm" svg:y="5.6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6" draw:style-name="gr3" draw:text-style-name="P3" draw:layer="layout" svg:width="0.761cm" svg:height="0.634cm" svg:x="3.556cm" svg:y="5.994cm">
          <text:p text:style-name="P2"><text:span text:style-name="T3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6" draw:style-name="gr27" draw:text-style-name="P26" draw:layer="layout" svg:width="2.793cm" svg:height="1.777cm" svg:x="1.245cm" svg:y="8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6" draw:style-name="gr3" draw:text-style-name="P3" draw:layer="layout" svg:width="0.761cm" svg:height="0.634cm" svg:x="2.286cm" svg:y="9.017cm">
          <text:p text:style-name="P2"><text:span text:style-name="T3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6" draw:style-name="gr27" draw:text-style-name="P26" draw:layer="layout" svg:width="1.269cm" svg:height="3.047cm" svg:x="4.037cm" svg:y="7.3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7;p6" draw:style-name="gr3" draw:text-style-name="P3" draw:layer="layout" svg:width="0.761cm" svg:height="0.634cm" svg:x="4.318cm" svg:y="8.382cm">
          <text:p text:style-name="P2"><text:span text:style-name="T3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6" draw:style-name="gr27" draw:text-style-name="P26" draw:layer="layout" svg:width="2.793cm" svg:height="1.523cm" svg:x="5.309cm" svg:y="7.3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9;p6" draw:style-name="gr3" draw:text-style-name="P3" draw:layer="layout" svg:width="0.761cm" svg:height="0.634cm" svg:x="6.35cm" svg:y="7.62cm">
          <text:p text:style-name="P2"><text:span text:style-name="T3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6" draw:style-name="gr27" draw:text-style-name="P26" draw:layer="layout" svg:width="4.063cm" svg:height="1.523cm" draw:transform="rotate (-3.14159265358979) translate (8.101cm 10.3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1;p6" draw:style-name="gr3" draw:text-style-name="P3" draw:layer="layout" svg:width="0.761cm" svg:height="0.634cm" svg:x="5.715cm" svg:y="9.144cm">
          <text:p text:style-name="P2"><text:span text:style-name="T3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6" draw:style-name="gr9" draw:text-style-name="P1" draw:layer="layout" svg:width="1.472cm" svg:height="1.472cm" svg:x="1.778cm" svg:y="4.87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3;p6" draw:style-name="gr3" draw:text-style-name="P3" draw:layer="layout" svg:width="1.472cm" svg:height="1.472cm" svg:x="1.778cm" svg:y="4.877cm">
          <text:p text:style-name="P10"><text:span text:style-name="T3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6" draw:style-name="gr3" draw:text-style-name="P3" draw:layer="layout" svg:width="1.218cm" svg:height="0.558cm" svg:x="3.353cm" svg:y="5.182cm">
          <text:p text:style-name="P2"><text:span text:style-name="T33">d=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6" draw:style-name="gr28" draw:text-style-name="P12" draw:layer="layout" svg:width="1.472cm" svg:height="1.472cm" svg:x="0.508cm" svg:y="7.87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6;p6" draw:style-name="gr3" draw:text-style-name="P3" draw:layer="layout" svg:width="1.472cm" svg:height="1.472cm" svg:x="0.508cm" svg:y="7.874cm">
          <text:p text:style-name="P10"><text:span text:style-name="T3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6" draw:style-name="gr3" draw:text-style-name="P3" draw:layer="layout" svg:width="1.218cm" svg:height="0.558cm" svg:x="2.083cm" svg:y="8.179cm">
          <text:p text:style-name="P2"><text:span text:style-name="T34">d=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6" draw:style-name="gr29" draw:text-style-name="P27" draw:layer="layout" svg:width="1.472cm" svg:height="1.472cm" svg:x="4.572cm" svg:y="6.60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9;p6" draw:style-name="gr3" draw:text-style-name="P3" draw:layer="layout" svg:width="1.472cm" svg:height="1.472cm" svg:x="4.572cm" svg:y="6.604cm">
          <text:p text:style-name="P10"><text:span text:style-name="T3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6" draw:style-name="gr3" draw:text-style-name="P3" draw:layer="layout" svg:width="1.218cm" svg:height="0.558cm" svg:x="6.147cm" svg:y="6.909cm">
          <text:p text:style-name="P2"><text:span text:style-name="T35">d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6" draw:style-name="gr30" draw:text-style-name="P28" draw:layer="layout" svg:width="1.472cm" svg:height="1.472cm" svg:x="3.302cm" svg:y="9.65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2;p6" draw:style-name="gr3" draw:text-style-name="P3" draw:layer="layout" svg:width="1.472cm" svg:height="1.472cm" svg:x="3.302cm" svg:y="9.652cm">
          <text:p text:style-name="P10"><text:span text:style-name="T32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6" draw:style-name="gr3" draw:text-style-name="P3" draw:layer="layout" svg:width="1.218cm" svg:height="0.558cm" svg:x="4.877cm" svg:y="9.957cm">
          <text:p text:style-name="P2"><text:span text:style-name="T36">d=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6" draw:style-name="gr28" draw:text-style-name="P12" draw:layer="layout" svg:width="1.472cm" svg:height="1.472cm" svg:x="7.366cm" svg:y="8.12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5;p6" draw:style-name="gr3" draw:text-style-name="P3" draw:layer="layout" svg:width="1.472cm" svg:height="1.472cm" svg:x="7.366cm" svg:y="8.128cm">
          <text:p text:style-name="P10"><text:span text:style-name="T32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6" draw:style-name="gr3" draw:text-style-name="P3" draw:layer="layout" svg:width="1.218cm" svg:height="0.558cm" svg:x="8.941cm" svg:y="8.433cm">
          <text:p text:style-name="P2"><text:span text:style-name="T34">d=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6" draw:style-name="gr8" draw:text-style-name="P9" draw:layer="layout" svg:width="10.921cm" svg:height="0.812cm" svg:x="0.889cm" svg:y="10.3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6" draw:style-name="gr3" draw:text-style-name="P3" draw:layer="layout" svg:width="3.301cm" svg:height="0.812cm" svg:x="0.889cm" svg:y="10.363cm">
          <text:p text:style-name="P10"><text:span text:style-name="T37">Sommet vis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6" draw:style-name="gr3" draw:text-style-name="P3" draw:layer="layout" svg:width="7.619cm" svg:height="0.812cm" svg:x="4.191cm" svg:y="10.363cm">
          <text:p text:style-name="P2"><text:span text:style-name="T37">Distances conn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6" draw:style-name="gr31" draw:text-style-name="P11" draw:layer="layout" svg:width="10.921cm" svg:height="0.558cm" svg:x="0.889cm" svg:y="11.1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6" draw:style-name="gr2" draw:text-style-name="P1" draw:layer="layout" svg:width="0.456cm" svg:height="0.456cm" svg:x="1.067cm" svg:y="11.25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2;p6" draw:style-name="gr3" draw:text-style-name="P3" draw:layer="layout" svg:width="1.777cm" svg:height="0.558cm" svg:x="1.651cm" svg:y="11.176cm">
          <text:p text:style-name="P2"><text:span text:style-name="T3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6" draw:style-name="gr3" draw:text-style-name="P3" draw:layer="layout" svg:width="7.619cm" svg:height="0.558cm" svg:x="4.191cm" svg:y="11.176cm">
          <text:p text:style-name="P2"><text:span text:style-name="T38">A=0, B=∞, C=∞, D=∞, E=∞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6" draw:style-name="gr32" draw:text-style-name="P29" draw:layer="layout" svg:width="10.921cm" svg:height="0.558cm" svg:x="0.889cm" svg:y="11.78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6" draw:style-name="gr33" draw:text-style-name="P27" draw:layer="layout" svg:width="0.456cm" svg:height="0.456cm" svg:x="1.067cm" svg:y="11.86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6;p6" draw:style-name="gr3" draw:text-style-name="P3" draw:layer="layout" svg:width="1.777cm" svg:height="0.558cm" svg:x="1.651cm" svg:y="11.786cm">
          <text:p text:style-name="P2"><text:span text:style-name="T3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6" draw:style-name="gr3" draw:text-style-name="P3" draw:layer="layout" svg:width="7.619cm" svg:height="0.558cm" svg:x="4.191cm" svg:y="11.786cm">
          <text:p text:style-name="P2"><text:span text:style-name="T38">A=0, B=4, C=2, D=∞, E=∞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6" draw:style-name="gr31" draw:text-style-name="P11" draw:layer="layout" svg:width="10.921cm" svg:height="0.558cm" svg:x="0.889cm" svg:y="12.39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6" draw:style-name="gr34" draw:text-style-name="P28" draw:layer="layout" svg:width="0.456cm" svg:height="0.456cm" svg:x="1.067cm" svg:y="12.47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0;p6" draw:style-name="gr3" draw:text-style-name="P3" draw:layer="layout" svg:width="1.777cm" svg:height="0.558cm" svg:x="1.651cm" svg:y="12.395cm">
          <text:p text:style-name="P2"><text:span text:style-name="T3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6" draw:style-name="gr3" draw:text-style-name="P3" draw:layer="layout" svg:width="7.619cm" svg:height="0.558cm" svg:x="4.191cm" svg:y="12.395cm">
          <text:p text:style-name="P2"><text:span text:style-name="T38">A=0, B=4, C=2, D=3, E=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6" draw:style-name="gr32" draw:text-style-name="P29" draw:layer="layout" svg:width="10.921cm" svg:height="0.558cm" svg:x="0.889cm" svg:y="13.00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6" draw:style-name="gr23" draw:text-style-name="P12" draw:layer="layout" svg:width="0.456cm" svg:height="0.456cm" svg:x="1.067cm" svg:y="13.08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4;p6" draw:style-name="gr3" draw:text-style-name="P3" draw:layer="layout" svg:width="1.777cm" svg:height="0.558cm" svg:x="1.651cm" svg:y="13.005cm">
          <text:p text:style-name="P2"><text:span text:style-name="T34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6" draw:style-name="gr3" draw:text-style-name="P3" draw:layer="layout" svg:width="7.619cm" svg:height="0.558cm" svg:x="4.191cm" svg:y="13.005cm">
          <text:p text:style-name="P2"><text:span text:style-name="T38">A=0, B=4, C=2, D=3, E=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6" draw:style-name="gr31" draw:text-style-name="P11" draw:layer="layout" svg:width="10.921cm" svg:height="0.558cm" svg:x="0.889cm" svg:y="13.61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6" draw:style-name="gr23" draw:text-style-name="P12" draw:layer="layout" svg:width="0.456cm" svg:height="0.456cm" svg:x="1.067cm" svg:y="13.69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8;p6" draw:style-name="gr3" draw:text-style-name="P3" draw:layer="layout" svg:width="1.777cm" svg:height="0.558cm" svg:x="1.651cm" svg:y="13.614cm">
          <text:p text:style-name="P2"><text:span text:style-name="T3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6" draw:style-name="gr3" draw:text-style-name="P3" draw:layer="layout" svg:width="7.619cm" svg:height="0.558cm" svg:x="4.191cm" svg:y="13.614cm">
          <text:p text:style-name="P2"><text:span text:style-name="T38">A=0, B=4, C=2, D=3, E=4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6" draw:style-name="gr19" draw:text-style-name="P20" draw:layer="layout" svg:width="11.81cm" svg:height="9.702cm" svg:x="12.7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6" draw:style-name="gr20" draw:text-style-name="P21" draw:layer="layout" svg:width="11.81cm" svg:height="0.71cm" svg:x="12.7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6" draw:style-name="gr3" draw:text-style-name="P3" draw:layer="layout" svg:width="3.809cm" svg:height="0.71cm" svg:x="12.954cm" svg:y="3.759cm">
          <text:p text:style-name="P2"><text:span text:style-name="T24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6" draw:style-name="gr21" draw:text-style-name="P13" draw:layer="layout" svg:width="0.253cm" svg:height="0.253cm" svg:x="23.368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4;p6" draw:style-name="gr22" draw:text-style-name="P22" draw:layer="layout" svg:width="0.253cm" svg:height="0.253cm" svg:x="23.724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5;p6" draw:style-name="gr23" draw:text-style-name="P12" draw:layer="layout" svg:width="0.253cm" svg:height="0.253cm" svg:x="24.079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6;p6" draw:style-name="gr3" draw:text-style-name="P3" draw:layer="layout" svg:width="11.175cm" svg:height="8.635cm" svg:x="13.081cm" svg:y="4.572cm">
          <text:p text:style-name="P2"><text:span text:style-name="T25">import heapq</text:span></text:p>
          <text:p text:style-name="P2"><text:span text:style-name="T26"/></text:p>
          <text:p text:style-name="P2"><text:span text:style-name="T25">def dijkstra(graphe, depart):</text:span></text:p>
          <text:p text:style-name="P2"><text:span text:style-name="T25"><text:s text:c="4"/></text:span><text:span text:style-name="T25">dist = {n: float('inf')</text:span></text:p>
          <text:p text:style-name="P2"><text:span text:style-name="T25"><text:s text:c="12"/></text:span><text:span text:style-name="T25">for n in graphe}</text:span></text:p>
          <text:p text:style-name="P2"><text:span text:style-name="T25"><text:s text:c="4"/></text:span><text:span text:style-name="T25">dist[depart] = 0</text:span></text:p>
          <text:p text:style-name="P2"><text:span text:style-name="T25"><text:s text:c="4"/></text:span><text:span text:style-name="T25">file = [(0, depart)]</text:span></text:p>
          <text:p text:style-name="P2"><text:span text:style-name="T26"/></text:p>
          <text:p text:style-name="P2"><text:span text:style-name="T25"><text:s text:c="4"/></text:span><text:span text:style-name="T25">while file:</text:span></text:p>
          <text:p text:style-name="P2"><text:span text:style-name="T25"><text:s text:c="8"/></text:span><text:span text:style-name="T25">d, u = heapq.heappop(file)</text:span></text:p>
          <text:p text:style-name="P2"><text:span text:style-name="T25"><text:s text:c="8"/></text:span><text:span text:style-name="T25">if d &gt; dist[u]: continue</text:span></text:p>
          <text:p text:style-name="P2"><text:span text:style-name="T25"><text:s text:c="8"/></text:span><text:span text:style-name="T25">for v, w in graphe[u]:</text:span></text:p>
          <text:p text:style-name="P2"><text:span text:style-name="T25"><text:s text:c="12"/></text:span><text:span text:style-name="T25">if dist[u]+w &lt; dist[v]:</text:span></text:p>
          <text:p text:style-name="P2"><text:span text:style-name="T25"><text:s text:c="16"/></text:span><text:span text:style-name="T25">dist[v] = dist[u]+w</text:span></text:p>
          <text:p text:style-name="P2"><text:span text:style-name="T25"><text:s text:c="16"/></text:span><text:span text:style-name="T25">heapq.heappush(</text:span></text:p>
          <text:p text:style-name="P2"><text:span text:style-name="T25"><text:s text:c="20"/></text:span><text:span text:style-name="T25">file, (dist[v], v))</text:span></text:p>
          <text:p text:style-name="P2"><text:span text:style-name="T25"><text:s text:c="4"/></text:span><text:span text:style-name="T25">return d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6" draw:style-name="gr5" draw:text-style-name="P5" draw:layer="layout" svg:width="11.81cm" svg:height="0.761cm" svg:x="12.7cm" svg:y="13.6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6" draw:style-name="gr12" draw:text-style-name="P13" draw:layer="layout" svg:width="0.177cm" svg:height="0.761cm" svg:x="12.7cm" svg:y="13.6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6" draw:style-name="gr3" draw:text-style-name="P3" draw:layer="layout" svg:width="11.175cm" svg:height="0.761cm" svg:x="13.157cm" svg:y="13.665cm">
          <text:p text:style-name="P2"><text:span text:style-name="T9">Complexité : O((n+m) log n) avec tas binaire <text:s/>· <text:s/>⚠️ Ne fonctionne PAS avec poids négati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p4:notes" draw:style-name="gr6" draw:layer="layout" svg:width="15.239cm" svg:height="8.572cm" svg:x="1.905cm" svg:y="3.175cm" draw:page-number="4" presentation:class="page"/>
          <draw:frame draw:name="Google Shape;181;p4:notes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82;p4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5" draw:style-name="dp3" draw:master-page-name="DEFAULT">
        <draw:custom-shape draw:name="Google Shape;255;p7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7" draw:style-name="gr3" draw:text-style-name="P3" draw:layer="layout" svg:width="21.462cm" svg:height="2.666cm" svg:x="1.143cm" svg:y="0cm">
          <text:p text:style-name="P2"><text:span text:style-name="T6">E4 — Logique et Preuve de Program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7" draw:style-name="gr3" draw:text-style-name="P3" draw:layer="layout" svg:width="23.113cm" svg:height="0.761cm" svg:x="1.143cm" svg:y="2.845cm">
          <text:p text:style-name="P2"><text:span text:style-name="T7">Invariants de boucle · correction · terminai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7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7" draw:style-name="gr3" draw:text-style-name="P3" draw:layer="layout" svg:width="2.031cm" svg:height="1.904cm" svg:x="22.479cm" svg:y="0.381cm">
          <text:p text:style-name="P10"><text:span text:style-name="T8">E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7" draw:style-name="gr10" draw:text-style-name="P11" draw:layer="layout" svg:width="7.746cm" svg:height="5.333cm" svg:x="0.88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7" draw:style-name="gr1" draw:text-style-name="P1" draw:layer="layout" svg:width="0.177cm" svg:height="5.333cm" svg:x="0.88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7" draw:style-name="gr3" draw:text-style-name="P3" draw:layer="layout" svg:width="7.111cm" svg:height="0.761cm" svg:x="1.346cm" svg:y="3.962cm">
          <text:p text:style-name="P2"><text:span text:style-name="T15">Invariant de bou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7" draw:style-name="gr3" draw:text-style-name="P3" draw:layer="layout" svg:width="7.111cm" svg:height="4.012cm" svg:x="1.346cm" svg:y="4.826cm">
          <text:p text:style-name="P2"><text:span text:style-name="T16">Propriété vraie :</text:span></text:p>
          <text:p text:style-name="P2"><text:span text:style-name="T16">• </text:span><text:span text:style-name="T16">Avant la boucle (init)</text:span></text:p>
          <text:p text:style-name="P2"><text:span text:style-name="T16">• </text:span><text:span text:style-name="T16">Si vraie avant iter k, vraie avant iter k+1 (hérédité)</text:span></text:p>
          <text:p text:style-name="P2"><text:span text:style-name="T16">• </text:span><text:span text:style-name="T16">À la sortie de bou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7" draw:style-name="gr10" draw:text-style-name="P11" draw:layer="layout" svg:width="7.746cm" svg:height="5.333cm" svg:x="9.017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7" draw:style-name="gr35" draw:text-style-name="P28" draw:layer="layout" svg:width="0.177cm" svg:height="5.333cm" svg:x="9.017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7" draw:style-name="gr3" draw:text-style-name="P3" draw:layer="layout" svg:width="7.111cm" svg:height="0.761cm" svg:x="9.474cm" svg:y="3.962cm">
          <text:p text:style-name="P2"><text:span text:style-name="T15">Correction part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7" draw:style-name="gr3" draw:text-style-name="P3" draw:layer="layout" svg:width="7.111cm" svg:height="4.012cm" svg:x="9.474cm" svg:y="4.826cm">
          <text:p text:style-name="P2"><text:span text:style-name="T16">Si le programme s'arrête,</text:span></text:p>
          <text:p text:style-name="P2"><text:span text:style-name="T16">il produit le bon résultat.</text:span></text:p>
          <text:p text:style-name="P2"><text:span text:style-name="T16">Preuve : montrer que l'invariant + condition de sortie → résultat attend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7" draw:style-name="gr10" draw:text-style-name="P11" draw:layer="layout" svg:width="7.746cm" svg:height="5.333cm" svg:x="17.145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7" draw:style-name="gr11" draw:text-style-name="P12" draw:layer="layout" svg:width="0.177cm" svg:height="5.333cm" svg:x="17.145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7" draw:style-name="gr3" draw:text-style-name="P3" draw:layer="layout" svg:width="7.111cm" svg:height="0.761cm" svg:x="17.602cm" svg:y="3.962cm">
          <text:p text:style-name="P2"><text:span text:style-name="T15">Terminai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7" draw:style-name="gr3" draw:text-style-name="P3" draw:layer="layout" svg:width="7.111cm" svg:height="4.012cm" svg:x="17.602cm" svg:y="4.826cm">
          <text:p text:style-name="P2"><text:span text:style-name="T16">Le programme s'arrête toujours.</text:span></text:p>
          <text:p text:style-name="P2"><text:span text:style-name="T16">Preuve : trouver un variant — une quantité entière ≥ 0 qui décroît strictement à chaque itér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7" draw:style-name="gr3" draw:text-style-name="P3" draw:layer="layout" svg:width="11.429cm" svg:height="0.71cm" svg:x="0.889cm" svg:y="9.449cm">
          <text:p text:style-name="P2"><text:span text:style-name="T10">Exemple : somme des n premiers enti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7" draw:style-name="gr19" draw:text-style-name="P20" draw:layer="layout" svg:width="11.683cm" svg:height="3.047cm" svg:x="0.889cm" svg:y="10.28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7" draw:style-name="gr20" draw:text-style-name="P21" draw:layer="layout" svg:width="11.683cm" svg:height="0.71cm" svg:x="0.889cm" svg:y="10.28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7" draw:style-name="gr3" draw:text-style-name="P3" draw:layer="layout" svg:width="3.809cm" svg:height="0.71cm" svg:x="1.143cm" svg:y="10.287cm">
          <text:p text:style-name="P2"><text:span text:style-name="T24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7" draw:style-name="gr21" draw:text-style-name="P13" draw:layer="layout" svg:width="0.253cm" svg:height="0.253cm" svg:x="11.43cm" svg:y="10.46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7;p7" draw:style-name="gr22" draw:text-style-name="P22" draw:layer="layout" svg:width="0.253cm" svg:height="0.253cm" svg:x="11.786cm" svg:y="10.46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8;p7" draw:style-name="gr23" draw:text-style-name="P12" draw:layer="layout" svg:width="0.253cm" svg:height="0.253cm" svg:x="12.141cm" svg:y="10.46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9;p7" draw:style-name="gr3" draw:text-style-name="P3" draw:layer="layout" svg:width="11.048cm" svg:height="1.98cm" svg:x="1.27cm" svg:y="11.1cm">
          <text:p text:style-name="P2"><text:span text:style-name="T25">s, i = 0, 0</text:span></text:p>
          <text:p text:style-name="P2"><text:span text:style-name="T25">while i &lt; n:</text:span></text:p>
          <text:p text:style-name="P2"><text:span text:style-name="T25"><text:s text:c="4"/></text:span><text:span text:style-name="T25">s += i</text:span></text:p>
          <text:p text:style-name="P2"><text:span text:style-name="T25"><text:s text:c="4"/></text:span><text:span text:style-name="T25">i += 1</text:span></text:p>
          <text:p text:style-name="P2"><text:span text:style-name="T25"># Invariant: s == i*(i-1)/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7" draw:style-name="gr10" draw:text-style-name="P11" draw:layer="layout" svg:width="11.556cm" svg:height="1.066cm" svg:x="12.954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7" draw:style-name="gr1" draw:text-style-name="P1" draw:layer="layout" svg:width="0.151cm" svg:height="1.066cm" svg:x="12.954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7" draw:style-name="gr3" draw:text-style-name="P3" draw:layer="layout" svg:width="3.555cm" svg:height="1.066cm" svg:x="13.259cm" svg:y="9.449cm">
          <text:p text:style-name="P2"><text:span text:style-name="T39">Initi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7" draw:style-name="gr3" draw:text-style-name="P3" draw:layer="layout" svg:width="7.492cm" svg:height="1.066cm" svg:x="16.891cm" svg:y="9.449cm">
          <text:p text:style-name="P2"><text:span text:style-name="T40">i=0, s=0 → s = 0*(0-1)/2 = 0 <text:s/>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7" draw:style-name="gr36" draw:text-style-name="P29" draw:layer="layout" svg:width="11.556cm" svg:height="1.066cm" svg:x="12.954cm" svg:y="10.6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7" draw:style-name="gr1" draw:text-style-name="P1" draw:layer="layout" svg:width="0.151cm" svg:height="1.066cm" svg:x="12.954cm" svg:y="10.6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7" draw:style-name="gr3" draw:text-style-name="P3" draw:layer="layout" svg:width="3.555cm" svg:height="1.066cm" svg:x="13.259cm" svg:y="10.617cm">
          <text:p text:style-name="P2"><text:span text:style-name="T39">Héréd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7" draw:style-name="gr3" draw:text-style-name="P3" draw:layer="layout" svg:width="7.492cm" svg:height="1.066cm" svg:x="16.891cm" svg:y="10.617cm">
          <text:p text:style-name="P2"><text:span text:style-name="T40">Si s = i(i-1)/2 avant l'iter,</text:span></text:p>
          <text:p text:style-name="P2"><text:span text:style-name="T40">après : s += i → s = i(i+1)/2 <text:s/>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7" draw:style-name="gr10" draw:text-style-name="P11" draw:layer="layout" svg:width="11.556cm" svg:height="1.066cm" svg:x="12.954cm" svg:y="11.78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7" draw:style-name="gr1" draw:text-style-name="P1" draw:layer="layout" svg:width="0.151cm" svg:height="1.066cm" svg:x="12.954cm" svg:y="11.78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7" draw:style-name="gr3" draw:text-style-name="P3" draw:layer="layout" svg:width="3.555cm" svg:height="1.066cm" svg:x="13.259cm" svg:y="11.786cm">
          <text:p text:style-name="P2"><text:span text:style-name="T39">Terminai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7" draw:style-name="gr3" draw:text-style-name="P3" draw:layer="layout" svg:width="7.492cm" svg:height="1.066cm" svg:x="16.891cm" svg:y="11.786cm">
          <text:p text:style-name="P2"><text:span text:style-name="T40">Variant : n-i décroît de 1 par iter,</text:span></text:p>
          <text:p text:style-name="P2"><text:span text:style-name="T40">≥ </text:span><text:span text:style-name="T40">0 tant que i &lt; n <text:s/>→ s'arrête <text:s/>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7" draw:style-name="gr36" draw:text-style-name="P29" draw:layer="layout" svg:width="11.556cm" svg:height="1.066cm" svg:x="12.954cm" svg:y="12.95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7" draw:style-name="gr1" draw:text-style-name="P1" draw:layer="layout" svg:width="0.151cm" svg:height="1.066cm" svg:x="12.954cm" svg:y="12.95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7" draw:style-name="gr3" draw:text-style-name="P3" draw:layer="layout" svg:width="3.555cm" svg:height="1.066cm" svg:x="13.259cm" svg:y="12.954cm">
          <text:p text:style-name="P2"><text:span text:style-name="T39">Corr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7" draw:style-name="gr3" draw:text-style-name="P3" draw:layer="layout" svg:width="7.492cm" svg:height="1.066cm" svg:x="16.891cm" svg:y="12.954cm">
          <text:p text:style-name="P2"><text:span text:style-name="T40">À la sortie i=n → s = n(n-1)/2 <text:s/>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p5:notes" draw:style-name="gr6" draw:layer="layout" svg:width="15.239cm" svg:height="8.572cm" svg:x="1.905cm" svg:y="3.175cm" draw:page-number="5" presentation:class="page"/>
          <draw:frame draw:name="Google Shape;252;p5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53;p5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6" draw:style-name="dp3" draw:master-page-name="DEFAULT">
        <draw:custom-shape draw:name="Google Shape;301;p8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8" draw:style-name="gr3" draw:text-style-name="P3" draw:layer="layout" svg:width="21.462cm" svg:height="2.666cm" svg:x="1.143cm" svg:y="0cm">
          <text:p text:style-name="P2"><text:span text:style-name="T6">E5 — Bases de Données et 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8" draw:style-name="gr3" draw:text-style-name="P3" draw:layer="layout" svg:width="23.113cm" svg:height="0.761cm" svg:x="1.143cm" svg:y="2.845cm">
          <text:p text:style-name="P2"><text:span text:style-name="T7">SELECT · WHERE · JOIN · ORDER BY · GROUP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8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8" draw:style-name="gr3" draw:text-style-name="P3" draw:layer="layout" svg:width="2.031cm" svg:height="1.904cm" svg:x="22.479cm" svg:y="0.381cm">
          <text:p text:style-name="P10"><text:span text:style-name="T8">E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8" draw:style-name="gr3" draw:text-style-name="P3" draw:layer="layout" svg:width="7.619cm" svg:height="0.71cm" svg:x="0.889cm" svg:y="3.759cm">
          <text:p text:style-name="P2"><text:span text:style-name="T10">Table : etudi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8" draw:style-name="gr1" draw:text-style-name="P1" draw:layer="layout" svg:width="2.666cm" svg:height="0.888cm" svg:x="0.889cm" svg:y="4.57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8" draw:style-name="gr3" draw:text-style-name="P3" draw:layer="layout" svg:width="2.666cm" svg:height="0.888cm" svg:x="0.889cm" svg:y="4.572cm">
          <text:p text:style-name="P10"><text:span text:style-name="T41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8" draw:style-name="gr1" draw:text-style-name="P1" draw:layer="layout" svg:width="2.666cm" svg:height="0.888cm" svg:x="3.683cm" svg:y="4.57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8" draw:style-name="gr3" draw:text-style-name="P3" draw:layer="layout" svg:width="2.666cm" svg:height="0.888cm" svg:x="3.683cm" svg:y="4.572cm">
          <text:p text:style-name="P10"><text:span text:style-name="T41">n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8" draw:style-name="gr1" draw:text-style-name="P1" draw:layer="layout" svg:width="2.666cm" svg:height="0.888cm" svg:x="6.477cm" svg:y="4.57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8" draw:style-name="gr3" draw:text-style-name="P3" draw:layer="layout" svg:width="2.666cm" svg:height="0.888cm" svg:x="6.477cm" svg:y="4.572cm">
          <text:p text:style-name="P10"><text:span text:style-name="T41">n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8" draw:style-name="gr1" draw:text-style-name="P1" draw:layer="layout" svg:width="2.666cm" svg:height="0.888cm" svg:x="9.271cm" svg:y="4.57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8" draw:style-name="gr3" draw:text-style-name="P3" draw:layer="layout" svg:width="2.666cm" svg:height="0.888cm" svg:x="9.271cm" svg:y="4.572cm">
          <text:p text:style-name="P10"><text:span text:style-name="T41">fili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8" draw:style-name="gr31" draw:text-style-name="P11" draw:layer="layout" svg:width="2.666cm" svg:height="0.888cm" svg:x="0.889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8" draw:style-name="gr3" draw:text-style-name="P3" draw:layer="layout" svg:width="2.666cm" svg:height="0.888cm" svg:x="0.889cm" svg:y="5.461cm">
          <text:p text:style-name="P10"><text:span text:style-name="T4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8" draw:style-name="gr31" draw:text-style-name="P11" draw:layer="layout" svg:width="2.666cm" svg:height="0.888cm" svg:x="3.683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8" draw:style-name="gr3" draw:text-style-name="P3" draw:layer="layout" svg:width="2.666cm" svg:height="0.888cm" svg:x="3.683cm" svg:y="5.461cm">
          <text:p text:style-name="P10"><text:span text:style-name="T42">Al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8" draw:style-name="gr31" draw:text-style-name="P11" draw:layer="layout" svg:width="2.666cm" svg:height="0.888cm" svg:x="6.477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8" draw:style-name="gr3" draw:text-style-name="P3" draw:layer="layout" svg:width="2.666cm" svg:height="0.888cm" svg:x="6.477cm" svg:y="5.461cm">
          <text:p text:style-name="P10"><text:span text:style-name="T42">16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8" draw:style-name="gr31" draw:text-style-name="P11" draw:layer="layout" svg:width="2.666cm" svg:height="0.888cm" svg:x="9.271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8" draw:style-name="gr3" draw:text-style-name="P3" draw:layer="layout" svg:width="2.666cm" svg:height="0.888cm" svg:x="9.271cm" svg:y="5.461cm">
          <text:p text:style-name="P10"><text:span text:style-name="T42">MP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8" draw:style-name="gr37" draw:text-style-name="P30" draw:layer="layout" svg:width="2.666cm" svg:height="0.888cm" svg:x="0.889cm" svg:y="6.42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8" draw:style-name="gr3" draw:text-style-name="P3" draw:layer="layout" svg:width="2.666cm" svg:height="0.888cm" svg:x="0.889cm" svg:y="6.426cm">
          <text:p text:style-name="P10"><text:span text:style-name="T4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8" draw:style-name="gr37" draw:text-style-name="P30" draw:layer="layout" svg:width="2.666cm" svg:height="0.888cm" svg:x="3.683cm" svg:y="6.42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8" draw:style-name="gr3" draw:text-style-name="P3" draw:layer="layout" svg:width="2.666cm" svg:height="0.888cm" svg:x="3.683cm" svg:y="6.426cm">
          <text:p text:style-name="P10"><text:span text:style-name="T42">Bo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8" draw:style-name="gr37" draw:text-style-name="P30" draw:layer="layout" svg:width="2.666cm" svg:height="0.888cm" svg:x="6.477cm" svg:y="6.42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8" draw:style-name="gr3" draw:text-style-name="P3" draw:layer="layout" svg:width="2.666cm" svg:height="0.888cm" svg:x="6.477cm" svg:y="6.426cm">
          <text:p text:style-name="P10"><text:span text:style-name="T42">12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8" draw:style-name="gr37" draw:text-style-name="P30" draw:layer="layout" svg:width="2.666cm" svg:height="0.888cm" svg:x="9.271cm" svg:y="6.42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8" draw:style-name="gr3" draw:text-style-name="P3" draw:layer="layout" svg:width="2.666cm" svg:height="0.888cm" svg:x="9.271cm" svg:y="6.426cm">
          <text:p text:style-name="P10"><text:span text:style-name="T42">PC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8" draw:style-name="gr31" draw:text-style-name="P11" draw:layer="layout" svg:width="2.666cm" svg:height="0.888cm" svg:x="0.889cm" svg:y="7.39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8" draw:style-name="gr3" draw:text-style-name="P3" draw:layer="layout" svg:width="2.666cm" svg:height="0.888cm" svg:x="0.889cm" svg:y="7.391cm">
          <text:p text:style-name="P10"><text:span text:style-name="T4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8" draw:style-name="gr31" draw:text-style-name="P11" draw:layer="layout" svg:width="2.666cm" svg:height="0.888cm" svg:x="3.683cm" svg:y="7.39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8" draw:style-name="gr3" draw:text-style-name="P3" draw:layer="layout" svg:width="2.666cm" svg:height="0.888cm" svg:x="3.683cm" svg:y="7.391cm">
          <text:p text:style-name="P10"><text:span text:style-name="T42">Cla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8" draw:style-name="gr31" draw:text-style-name="P11" draw:layer="layout" svg:width="2.666cm" svg:height="0.888cm" svg:x="6.477cm" svg:y="7.39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8" draw:style-name="gr3" draw:text-style-name="P3" draw:layer="layout" svg:width="2.666cm" svg:height="0.888cm" svg:x="6.477cm" svg:y="7.391cm">
          <text:p text:style-name="P10"><text:span text:style-name="T42">18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8" draw:style-name="gr31" draw:text-style-name="P11" draw:layer="layout" svg:width="2.666cm" svg:height="0.888cm" svg:x="9.271cm" svg:y="7.39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8" draw:style-name="gr3" draw:text-style-name="P3" draw:layer="layout" svg:width="2.666cm" svg:height="0.888cm" svg:x="9.271cm" svg:y="7.391cm">
          <text:p text:style-name="P10"><text:span text:style-name="T42">MP2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8" draw:style-name="gr37" draw:text-style-name="P30" draw:layer="layout" svg:width="2.666cm" svg:height="0.888cm" svg:x="0.889cm" svg:y="8.3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8" draw:style-name="gr3" draw:text-style-name="P3" draw:layer="layout" svg:width="2.666cm" svg:height="0.888cm" svg:x="0.889cm" svg:y="8.357cm">
          <text:p text:style-name="P10"><text:span text:style-name="T4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8" draw:style-name="gr37" draw:text-style-name="P30" draw:layer="layout" svg:width="2.666cm" svg:height="0.888cm" svg:x="3.683cm" svg:y="8.3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8" draw:style-name="gr3" draw:text-style-name="P3" draw:layer="layout" svg:width="2.666cm" svg:height="0.888cm" svg:x="3.683cm" svg:y="8.357cm">
          <text:p text:style-name="P10"><text:span text:style-name="T42">Dav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8" draw:style-name="gr37" draw:text-style-name="P30" draw:layer="layout" svg:width="2.666cm" svg:height="0.888cm" svg:x="6.477cm" svg:y="8.3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8" draw:style-name="gr3" draw:text-style-name="P3" draw:layer="layout" svg:width="2.666cm" svg:height="0.888cm" svg:x="6.477cm" svg:y="8.357cm">
          <text:p text:style-name="P10"><text:span text:style-name="T42">11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8" draw:style-name="gr37" draw:text-style-name="P30" draw:layer="layout" svg:width="2.666cm" svg:height="0.888cm" svg:x="9.271cm" svg:y="8.3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8" draw:style-name="gr3" draw:text-style-name="P3" draw:layer="layout" svg:width="2.666cm" svg:height="0.888cm" svg:x="9.271cm" svg:y="8.357cm">
          <text:p text:style-name="P10"><text:span text:style-name="T42">MP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8" draw:style-name="gr1" draw:text-style-name="P1" draw:layer="layout" svg:width="6.349cm" svg:height="0.761cm" svg:x="12.065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8" draw:style-name="gr3" draw:text-style-name="P3" draw:layer="layout" svg:width="6.349cm" svg:height="0.761cm" svg:x="12.065cm" svg:y="3.759cm">
          <text:p text:style-name="P10"><text:span text:style-name="T43">SELECT bas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8" draw:style-name="gr19" draw:text-style-name="P20" draw:layer="layout" svg:width="6.349cm" svg:height="4.368cm" svg:x="12.065cm" svg:y="4.5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8" draw:style-name="gr3" draw:text-style-name="P3" draw:layer="layout" svg:width="5.841cm" svg:height="3.936cm" svg:x="12.319cm" svg:y="4.724cm">
          <text:p text:style-name="P2"><text:span text:style-name="T25">SELECT nom, note</text:span></text:p>
          <text:p text:style-name="P2"><text:span text:style-name="T25">FROM etudiants</text:span></text:p>
          <text:p text:style-name="P2"><text:span text:style-name="T25">WHERE note &gt;= 15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8" draw:style-name="gr1" draw:text-style-name="P1" draw:layer="layout" svg:width="6.349cm" svg:height="0.761cm" svg:x="18.66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8" draw:style-name="gr3" draw:text-style-name="P3" draw:layer="layout" svg:width="6.349cm" svg:height="0.761cm" svg:x="18.669cm" svg:y="3.759cm">
          <text:p text:style-name="P10"><text:span text:style-name="T43">ORDER + LI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8" draw:style-name="gr19" draw:text-style-name="P20" draw:layer="layout" svg:width="6.349cm" svg:height="4.368cm" svg:x="18.669cm" svg:y="4.5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8" draw:style-name="gr3" draw:text-style-name="P3" draw:layer="layout" svg:width="5.841cm" svg:height="3.936cm" svg:x="18.923cm" svg:y="4.724cm">
          <text:p text:style-name="P2"><text:span text:style-name="T25">SELECT nom, note</text:span></text:p>
          <text:p text:style-name="P2"><text:span text:style-name="T25">FROM etudiants</text:span></text:p>
          <text:p text:style-name="P2"><text:span text:style-name="T25">ORDER BY note DESC</text:span></text:p>
          <text:p text:style-name="P2"><text:span text:style-name="T25">LIMIT 3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8" draw:style-name="gr1" draw:text-style-name="P1" draw:layer="layout" svg:width="6.349cm" svg:height="0.761cm" svg:x="12.065cm" svg:y="9.09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8" draw:style-name="gr3" draw:text-style-name="P3" draw:layer="layout" svg:width="6.349cm" svg:height="0.761cm" svg:x="12.065cm" svg:y="9.093cm">
          <text:p text:style-name="P10"><text:span text:style-name="T43">GROUP BY + AV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8" draw:style-name="gr19" draw:text-style-name="P20" draw:layer="layout" svg:width="6.349cm" svg:height="4.368cm" svg:x="12.065cm" svg:y="9.8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8" draw:style-name="gr3" draw:text-style-name="P3" draw:layer="layout" svg:width="5.841cm" svg:height="3.936cm" svg:x="12.319cm" svg:y="10.058cm">
          <text:p text:style-name="P2"><text:span text:style-name="T25">SELECT filiere,</text:span></text:p>
          <text:p text:style-name="P2"><text:span text:style-name="T25"><text:s text:c="2"/></text:span><text:span text:style-name="T25">AVG(note) as moyenne</text:span></text:p>
          <text:p text:style-name="P2"><text:span text:style-name="T25">FROM etudiants</text:span></text:p>
          <text:p text:style-name="P2"><text:span text:style-name="T25">GROUP BY filier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8" draw:style-name="gr1" draw:text-style-name="P1" draw:layer="layout" svg:width="6.349cm" svg:height="0.761cm" svg:x="18.669cm" svg:y="9.09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8" draw:style-name="gr3" draw:text-style-name="P3" draw:layer="layout" svg:width="6.349cm" svg:height="0.761cm" svg:x="18.669cm" svg:y="9.093cm">
          <text:p text:style-name="P10"><text:span text:style-name="T43">JOIN (2 tabl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8" draw:style-name="gr19" draw:text-style-name="P20" draw:layer="layout" svg:width="6.349cm" svg:height="4.368cm" svg:x="18.669cm" svg:y="9.8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8" draw:style-name="gr3" draw:text-style-name="P3" draw:layer="layout" svg:width="5.841cm" svg:height="3.936cm" svg:x="18.923cm" svg:y="10.058cm">
          <text:p text:style-name="P2"><text:span text:style-name="T25">SELECT e.nom, r.resultat</text:span></text:p>
          <text:p text:style-name="P2"><text:span text:style-name="T25">FROM etudiants e</text:span></text:p>
          <text:p text:style-name="P2"><text:span text:style-name="T25">JOIN resultats r</text:span></text:p>
          <text:p text:style-name="P2"><text:span text:style-name="T25"><text:s text:c="2"/></text:span><text:span text:style-name="T25">ON e.id = r.etud_id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8" draw:style-name="gr5" draw:text-style-name="P5" draw:layer="layout" svg:width="23.621cm" svg:height="0.964cm" svg:x="0.889cm" svg:y="13.0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8" draw:style-name="gr38" draw:text-style-name="P27" draw:layer="layout" svg:width="0.177cm" svg:height="0.964cm" svg:x="0.889cm" svg:y="13.0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8" draw:style-name="gr3" draw:text-style-name="P3" draw:layer="layout" svg:width="22.986cm" svg:height="0.964cm" svg:x="1.346cm" svg:y="13.081cm">
          <text:p text:style-name="P2"><text:span text:style-name="T9">Ordre d'exécution SQL : FROM → WHERE → GROUP BY → HAVING → SELECT → ORDER BY → LI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7;p6:notes" draw:style-name="gr6" draw:layer="layout" svg:width="15.239cm" svg:height="8.572cm" svg:x="1.905cm" svg:y="3.175cm" draw:page-number="6" presentation:class="page"/>
          <draw:frame draw:name="Google Shape;298;p6:notes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99;p6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7" draw:style-name="dp3" draw:master-page-name="DEFAULT">
        <draw:custom-shape draw:name="Google Shape;371;p9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9" draw:style-name="gr3" draw:text-style-name="P3" draw:layer="layout" svg:width="21.462cm" svg:height="2.666cm" svg:x="1.143cm" svg:y="0cm">
          <text:p text:style-name="P2"><text:span text:style-name="T6">E6 — Automates Fin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9" draw:style-name="gr3" draw:text-style-name="P3" draw:layer="layout" svg:width="23.113cm" svg:height="0.761cm" svg:x="1.143cm" svg:y="2.845cm">
          <text:p text:style-name="P2"><text:span text:style-name="T7">États · transitions · état initial · états acceptants · reconnaiss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9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9" draw:style-name="gr3" draw:text-style-name="P3" draw:layer="layout" svg:width="2.031cm" svg:height="1.904cm" svg:x="22.479cm" svg:y="0.381cm">
          <text:p text:style-name="P10"><text:span text:style-name="T8">E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9" draw:style-name="gr3" draw:text-style-name="P3" draw:layer="layout" svg:width="13.969cm" svg:height="0.71cm" svg:x="0.889cm" svg:y="3.81cm">
          <text:p text:style-name="P2"><text:span text:style-name="T10">Automate reconnaissant les mots se terminant par "ab"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9" draw:style-name="gr30" draw:text-style-name="P28" draw:layer="layout" svg:width="1.777cm" svg:height="1.777cm" svg:x="2.083cm" svg:y="6.14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8;p9" draw:style-name="gr3" draw:text-style-name="P3" draw:layer="layout" svg:width="1.777cm" svg:height="1.777cm" svg:x="2.083cm" svg:y="6.147cm">
          <text:p text:style-name="P10"><text:span text:style-name="T44">q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9" draw:style-name="gr29" draw:text-style-name="P27" draw:layer="layout" svg:width="1.777cm" svg:height="1.777cm" svg:x="6.909cm" svg:y="6.14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0;p9" draw:style-name="gr3" draw:text-style-name="P3" draw:layer="layout" svg:width="1.777cm" svg:height="1.777cm" svg:x="6.909cm" svg:y="6.147cm">
          <text:p text:style-name="P10"><text:span text:style-name="T44">q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9" draw:style-name="gr9" draw:text-style-name="P1" draw:layer="layout" svg:width="2.082cm" svg:height="2.082cm" svg:x="11.633cm" svg:y="5.99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2;p9" draw:style-name="gr39" draw:text-style-name="P1" draw:layer="layout" svg:width="1.574cm" svg:height="1.574cm" svg:x="11.887cm" svg:y="6.24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3;p9" draw:style-name="gr3" draw:text-style-name="P3" draw:layer="layout" svg:width="2.082cm" svg:height="2.082cm" svg:x="11.633cm" svg:y="5.994cm">
          <text:p text:style-name="P10"><text:span text:style-name="T21">q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9" draw:style-name="gr3" draw:text-style-name="P3" draw:layer="layout" svg:width="3.809cm" svg:height="0.558cm" svg:x="10.871cm" svg:y="8.331cm">
          <text:p text:style-name="P10"><text:span text:style-name="T45">(état accepta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9" draw:style-name="gr27" draw:text-style-name="P26" draw:layer="layout" svg:width="1.32cm" svg:height="0.001cm" svg:x="0.762cm" svg:y="7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6;p9" draw:style-name="gr3" draw:text-style-name="P3" draw:layer="layout" svg:width="0.761cm" svg:height="0.761cm" svg:x="0.559cm" svg:y="6.655cm">
          <text:p text:style-name="P2"><text:span text:style-name="T46">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9" draw:style-name="gr40" draw:text-style-name="P26" draw:layer="layout" svg:width="3.047cm" svg:height="0.001cm" svg:x="3.861cm" svg:y="7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;p9" draw:style-name="gr3" draw:text-style-name="P3" draw:layer="layout" svg:width="0.761cm" svg:height="0.634cm" svg:x="5.08cm" svg:y="6.477cm">
          <text:p text:style-name="P2"><text:span text:style-name="T4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9" draw:style-name="gr41" draw:text-style-name="P26" draw:layer="layout" svg:width="2.945cm" svg:height="0.001cm" svg:x="8.687cm" svg:y="7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9" draw:style-name="gr3" draw:text-style-name="P3" draw:layer="layout" svg:width="0.761cm" svg:height="0.634cm" svg:x="9.906cm" svg:y="6.477cm">
          <text:p text:style-name="P2"><text:span text:style-name="T4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9" draw:style-name="gr3" draw:text-style-name="P3" draw:layer="layout" svg:width="1.269cm" svg:height="0.558cm" svg:x="1.651cm" svg:y="4.699cm">
          <text:p text:style-name="P2"><text:span text:style-name="T49">a,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9" draw:style-name="gr42" draw:text-style-name="P31" draw:layer="layout" svg:width="1.269cm" svg:height="1.396cm" svg:x="1.829cm" svg:y="4.77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;p9" draw:style-name="gr3" draw:text-style-name="P3" draw:layer="layout" svg:width="0.761cm" svg:height="0.558cm" svg:x="6.477cm" svg:y="4.699cm">
          <text:p text:style-name="P2"><text:span text:style-name="T4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9" draw:style-name="gr43" draw:text-style-name="P26" draw:layer="layout" svg:width="2.945cm" svg:height="0.38cm" svg:x="8.685cm" svg:y="7.7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5;p9" draw:style-name="gr3" draw:text-style-name="P3" draw:layer="layout" svg:width="3.047cm" svg:height="0.558cm" svg:x="9.144cm" svg:y="8.179cm">
          <text:p text:style-name="P2"><text:span text:style-name="T50">a →q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9" draw:style-name="gr3" draw:text-style-name="P3" draw:layer="layout" svg:width="3.047cm" svg:height="0.558cm" svg:x="9.144cm" svg:y="8.763cm">
          <text:p text:style-name="P2"><text:span text:style-name="T51">b →q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9" draw:style-name="gr10" draw:text-style-name="P11" draw:layer="layout" svg:width="9.016cm" svg:height="2.234cm" svg:x="15.494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9" draw:style-name="gr35" draw:text-style-name="P28" draw:layer="layout" svg:width="0.177cm" svg:height="2.234cm" svg:x="15.494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9" draw:style-name="gr3" draw:text-style-name="P3" draw:layer="layout" svg:width="8.381cm" svg:height="0.71cm" svg:x="15.875cm" svg:y="3.912cm">
          <text:p text:style-name="P2"><text:span text:style-name="T10">État ini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9" draw:style-name="gr3" draw:text-style-name="P3" draw:layer="layout" svg:width="8.381cm" svg:height="1.066cm" svg:x="15.875cm" svg:y="4.674cm">
          <text:p text:style-name="P2"><text:span text:style-name="T52">Où on commence. Un seul. Noté →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9" draw:style-name="gr10" draw:text-style-name="P11" draw:layer="layout" svg:width="9.016cm" svg:height="2.234cm" svg:x="15.494cm" svg:y="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9" draw:style-name="gr1" draw:text-style-name="P1" draw:layer="layout" svg:width="0.177cm" svg:height="2.234cm" svg:x="15.494cm" svg:y="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9" draw:style-name="gr3" draw:text-style-name="P3" draw:layer="layout" svg:width="8.381cm" svg:height="0.71cm" svg:x="15.875cm" svg:y="6.401cm">
          <text:p text:style-name="P2"><text:span text:style-name="T10">État accep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9" draw:style-name="gr3" draw:text-style-name="P3" draw:layer="layout" svg:width="8.381cm" svg:height="1.066cm" svg:x="15.875cm" svg:y="7.163cm">
          <text:p text:style-name="P2"><text:span text:style-name="T52">Double cercle. Mot accepté si on s'y arrê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9" draw:style-name="gr10" draw:text-style-name="P11" draw:layer="layout" svg:width="9.016cm" svg:height="2.234cm" svg:x="15.494cm" svg:y="8.73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9" draw:style-name="gr38" draw:text-style-name="P27" draw:layer="layout" svg:width="0.177cm" svg:height="2.234cm" svg:x="15.494cm" svg:y="8.73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9" draw:style-name="gr3" draw:text-style-name="P3" draw:layer="layout" svg:width="8.381cm" svg:height="0.71cm" svg:x="15.875cm" svg:y="8.89cm">
          <text:p text:style-name="P2"><text:span text:style-name="T10">Transition δ(q,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9" draw:style-name="gr3" draw:text-style-name="P3" draw:layer="layout" svg:width="8.381cm" svg:height="1.066cm" svg:x="15.875cm" svg:y="9.652cm">
          <text:p text:style-name="P2"><text:span text:style-name="T52">De l'état q, en lisant 'a', aller à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9" draw:style-name="gr10" draw:text-style-name="P11" draw:layer="layout" svg:width="9.016cm" svg:height="2.234cm" svg:x="15.494cm" svg:y="11.22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9" draw:style-name="gr11" draw:text-style-name="P12" draw:layer="layout" svg:width="0.177cm" svg:height="2.234cm" svg:x="15.494cm" svg:y="11.22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9" draw:style-name="gr3" draw:text-style-name="P3" draw:layer="layout" svg:width="8.381cm" svg:height="0.71cm" svg:x="15.875cm" svg:y="11.379cm">
          <text:p text:style-name="P2"><text:span text:style-name="T10">Langage reconn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9" draw:style-name="gr3" draw:text-style-name="P3" draw:layer="layout" svg:width="8.381cm" svg:height="1.066cm" svg:x="15.875cm" svg:y="12.141cm">
          <text:p text:style-name="P2"><text:span text:style-name="T52">Ensemble de tous les mots accepté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9" draw:style-name="gr5" draw:text-style-name="P5" draw:layer="layout" svg:width="23.621cm" svg:height="1.574cm" svg:x="0.889cm" svg:y="11.68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9" draw:style-name="gr1" draw:text-style-name="P1" draw:layer="layout" svg:width="0.177cm" svg:height="1.574cm" svg:x="0.889cm" svg:y="11.68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9" draw:style-name="gr3" draw:text-style-name="P3" draw:layer="layout" svg:width="22.986cm" svg:height="1.574cm" svg:x="1.346cm" svg:y="11.684cm">
          <text:p text:style-name="P2"><text:span text:style-name="T9">Mot 'bab' : q0 →b q0 →a q1 →b q2 ✓ <text:s/>accepté <text:s/>| <text:s/>Mot 'ba' : q0 →b q0 →a q1 <text:s/>✗ <text:s/>non accepté (q1 non accepta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7;p7:notes" draw:style-name="gr6" draw:layer="layout" svg:width="15.239cm" svg:height="8.572cm" svg:x="1.905cm" svg:y="3.175cm" draw:page-number="7" presentation:class="page"/>
          <draw:frame draw:name="Google Shape;368;p7:notes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69;p7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8" draw:style-name="dp3" draw:master-page-name="DEFAULT">
        <draw:custom-shape draw:name="Google Shape;421;p10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10" draw:style-name="gr3" draw:text-style-name="P3" draw:layer="layout" svg:width="21.462cm" svg:height="2.666cm" svg:x="1.143cm" svg:y="0cm">
          <text:p text:style-name="P2"><text:span text:style-name="T6">E7 — Expressions Réguliè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10" draw:style-name="gr3" draw:text-style-name="P3" draw:layer="layout" svg:width="23.113cm" svg:height="0.761cm" svg:x="1.143cm" svg:y="2.845cm">
          <text:p text:style-name="P2"><text:span text:style-name="T7">Patterns · symboles · équivalence avec automates · Python 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10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10" draw:style-name="gr3" draw:text-style-name="P3" draw:layer="layout" svg:width="2.031cm" svg:height="1.904cm" svg:x="22.479cm" svg:y="0.381cm">
          <text:p text:style-name="P10"><text:span text:style-name="T8">E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10" draw:style-name="gr8" draw:text-style-name="P9" draw:layer="layout" svg:width="23.621cm" svg:height="0.812cm" svg:x="0.88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10" draw:style-name="gr3" draw:text-style-name="P3" draw:layer="layout" svg:width="2.412cm" svg:height="0.812cm" svg:x="0.889cm" svg:y="3.759cm">
          <text:p text:style-name="P2"><text:span text:style-name="T37">Symb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10" draw:style-name="gr3" draw:text-style-name="P3" draw:layer="layout" svg:width="4.444cm" svg:height="0.812cm" svg:x="3.429cm" svg:y="3.759cm">
          <text:p text:style-name="P2"><text:span text:style-name="T37">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10" draw:style-name="gr3" draw:text-style-name="P3" draw:layer="layout" svg:width="5.968cm" svg:height="0.812cm" svg:x="8.001cm" svg:y="3.759cm">
          <text:p text:style-name="P2"><text:span text:style-name="T37">Exe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10" draw:style-name="gr3" draw:text-style-name="P3" draw:layer="layout" svg:width="10.286cm" svg:height="0.812cm" svg:x="14.097cm" svg:y="3.759cm">
          <text:p text:style-name="P2"><text:span text:style-name="T37">Reconnaî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10" draw:style-name="gr31" draw:text-style-name="P11" draw:layer="layout" svg:width="23.621cm" svg:height="0.761cm" svg:x="0.889cm" svg:y="4.57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10" draw:style-name="gr3" draw:text-style-name="P3" draw:layer="layout" svg:width="2.285cm" svg:height="0.761cm" svg:x="1.016cm" svg:y="4.572cm">
          <text:p text:style-name="P2"><text:span text:style-name="T5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10" draw:style-name="gr3" draw:text-style-name="P3" draw:layer="layout" svg:width="4.317cm" svg:height="0.761cm" svg:x="3.429cm" svg:y="4.572cm">
          <text:p text:style-name="P2"><text:span text:style-name="T40">N'importe quel caractè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10" draw:style-name="gr3" draw:text-style-name="P3" draw:layer="layout" svg:width="5.333cm" svg:height="0.761cm" svg:x="7.747cm" svg:y="4.572cm">
          <text:p text:style-name="P2"><text:span text:style-name="T54">a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10" draw:style-name="gr3" draw:text-style-name="P3" draw:layer="layout" svg:width="10.413cm" svg:height="0.761cm" svg:x="13.208cm" svg:y="4.572cm">
          <text:p text:style-name="P2"><text:span text:style-name="T27">abc, a1c, ax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10" draw:style-name="gr37" draw:text-style-name="P30" draw:layer="layout" svg:width="23.621cm" svg:height="0.761cm" svg:x="0.889cm" svg:y="5.4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10" draw:style-name="gr3" draw:text-style-name="P3" draw:layer="layout" svg:width="2.285cm" svg:height="0.761cm" svg:x="1.016cm" svg:y="5.436cm">
          <text:p text:style-name="P2"><text:span text:style-name="T53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10" draw:style-name="gr3" draw:text-style-name="P3" draw:layer="layout" svg:width="4.317cm" svg:height="0.761cm" svg:x="3.429cm" svg:y="5.436cm">
          <text:p text:style-name="P2"><text:span text:style-name="T40">0 ou plusieurs fo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10" draw:style-name="gr3" draw:text-style-name="P3" draw:layer="layout" svg:width="5.333cm" svg:height="0.761cm" svg:x="7.747cm" svg:y="5.436cm">
          <text:p text:style-name="P2"><text:span text:style-name="T54">ab*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10" draw:style-name="gr3" draw:text-style-name="P3" draw:layer="layout" svg:width="10.413cm" svg:height="0.761cm" svg:x="13.208cm" svg:y="5.436cm">
          <text:p text:style-name="P2"><text:span text:style-name="T27">ac, abc, abb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10" draw:style-name="gr31" draw:text-style-name="P11" draw:layer="layout" svg:width="23.621cm" svg:height="0.761cm" svg:x="0.889cm" svg:y="6.29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10" draw:style-name="gr3" draw:text-style-name="P3" draw:layer="layout" svg:width="2.285cm" svg:height="0.761cm" svg:x="1.016cm" svg:y="6.299cm">
          <text:p text:style-name="P2"><text:span text:style-name="T53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10" draw:style-name="gr3" draw:text-style-name="P3" draw:layer="layout" svg:width="4.317cm" svg:height="0.761cm" svg:x="3.429cm" svg:y="6.299cm">
          <text:p text:style-name="P2"><text:span text:style-name="T40">1 ou plusieurs fo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10" draw:style-name="gr3" draw:text-style-name="P3" draw:layer="layout" svg:width="5.333cm" svg:height="0.761cm" svg:x="7.747cm" svg:y="6.299cm">
          <text:p text:style-name="P2"><text:span text:style-name="T54">ab+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10" draw:style-name="gr3" draw:text-style-name="P3" draw:layer="layout" svg:width="10.413cm" svg:height="0.761cm" svg:x="13.208cm" svg:y="6.299cm">
          <text:p text:style-name="P2"><text:span text:style-name="T27">abc, abbc (pas a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10" draw:style-name="gr37" draw:text-style-name="P30" draw:layer="layout" svg:width="23.621cm" svg:height="0.761cm" svg:x="0.889cm" svg:y="7.1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10" draw:style-name="gr3" draw:text-style-name="P3" draw:layer="layout" svg:width="2.285cm" svg:height="0.761cm" svg:x="1.016cm" svg:y="7.163cm">
          <text:p text:style-name="P2"><text:span text:style-name="T53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10" draw:style-name="gr3" draw:text-style-name="P3" draw:layer="layout" svg:width="4.317cm" svg:height="0.761cm" svg:x="3.429cm" svg:y="7.163cm">
          <text:p text:style-name="P2"><text:span text:style-name="T40">0 ou 1 fois (optionne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10" draw:style-name="gr3" draw:text-style-name="P3" draw:layer="layout" svg:width="5.333cm" svg:height="0.761cm" svg:x="7.747cm" svg:y="7.163cm">
          <text:p text:style-name="P2"><text:span text:style-name="T54">colou?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10" draw:style-name="gr3" draw:text-style-name="P3" draw:layer="layout" svg:width="10.413cm" svg:height="0.761cm" svg:x="13.208cm" svg:y="7.163cm">
          <text:p text:style-name="P2"><text:span text:style-name="T27">color, colo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10" draw:style-name="gr31" draw:text-style-name="P11" draw:layer="layout" svg:width="23.621cm" svg:height="0.761cm" svg:x="0.889cm" svg:y="8.02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10" draw:style-name="gr3" draw:text-style-name="P3" draw:layer="layout" svg:width="2.285cm" svg:height="0.761cm" svg:x="1.016cm" svg:y="8.026cm">
          <text:p text:style-name="P2"><text:span text:style-name="T53">[ 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10" draw:style-name="gr3" draw:text-style-name="P3" draw:layer="layout" svg:width="4.317cm" svg:height="0.761cm" svg:x="3.429cm" svg:y="8.026cm">
          <text:p text:style-name="P2"><text:span text:style-name="T40">Classe de caractè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10" draw:style-name="gr3" draw:text-style-name="P3" draw:layer="layout" svg:width="5.333cm" svg:height="0.761cm" svg:x="7.747cm" svg:y="8.026cm">
          <text:p text:style-name="P2"><text:span text:style-name="T54">[0-9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10" draw:style-name="gr3" draw:text-style-name="P3" draw:layer="layout" svg:width="10.413cm" svg:height="0.761cm" svg:x="13.208cm" svg:y="8.026cm">
          <text:p text:style-name="P2"><text:span text:style-name="T27">tout chiff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10" draw:style-name="gr37" draw:text-style-name="P30" draw:layer="layout" svg:width="23.621cm" svg:height="0.761cm" svg:x="0.889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10" draw:style-name="gr3" draw:text-style-name="P3" draw:layer="layout" svg:width="2.285cm" svg:height="0.761cm" svg:x="1.016cm" svg:y="8.89cm">
          <text:p text:style-name="P2"><text:span text:style-name="T53">^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10" draw:style-name="gr3" draw:text-style-name="P3" draw:layer="layout" svg:width="4.317cm" svg:height="0.761cm" svg:x="3.429cm" svg:y="8.89cm">
          <text:p text:style-name="P2"><text:span text:style-name="T40">Début de chaî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10" draw:style-name="gr3" draw:text-style-name="P3" draw:layer="layout" svg:width="5.333cm" svg:height="0.761cm" svg:x="7.747cm" svg:y="8.89cm">
          <text:p text:style-name="P2"><text:span text:style-name="T54">^Bonjo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10" draw:style-name="gr3" draw:text-style-name="P3" draw:layer="layout" svg:width="10.413cm" svg:height="0.761cm" svg:x="13.208cm" svg:y="8.89cm">
          <text:p text:style-name="P2"><text:span text:style-name="T27">doit commencer p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10" draw:style-name="gr31" draw:text-style-name="P11" draw:layer="layout" svg:width="23.621cm" svg:height="0.761cm" svg:x="0.889cm" svg:y="9.75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10" draw:style-name="gr3" draw:text-style-name="P3" draw:layer="layout" svg:width="2.285cm" svg:height="0.761cm" svg:x="1.016cm" svg:y="9.754cm">
          <text:p text:style-name="P2"><text:span text:style-name="T53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10" draw:style-name="gr3" draw:text-style-name="P3" draw:layer="layout" svg:width="4.317cm" svg:height="0.761cm" svg:x="3.429cm" svg:y="9.754cm">
          <text:p text:style-name="P2"><text:span text:style-name="T40">Fin de chaî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10" draw:style-name="gr3" draw:text-style-name="P3" draw:layer="layout" svg:width="5.333cm" svg:height="0.761cm" svg:x="7.747cm" svg:y="9.754cm">
          <text:p text:style-name="P2"><text:span text:style-name="T54">fin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10" draw:style-name="gr3" draw:text-style-name="P3" draw:layer="layout" svg:width="10.413cm" svg:height="0.761cm" svg:x="13.208cm" svg:y="9.754cm">
          <text:p text:style-name="P2"><text:span text:style-name="T27">doit finir p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10" draw:style-name="gr37" draw:text-style-name="P30" draw:layer="layout" svg:width="23.621cm" svg:height="0.761cm" svg:x="0.889cm" svg:y="10.6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10" draw:style-name="gr3" draw:text-style-name="P3" draw:layer="layout" svg:width="2.285cm" svg:height="0.761cm" svg:x="1.016cm" svg:y="10.617cm">
          <text:p text:style-name="P2"><text:span text:style-name="T53">\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10" draw:style-name="gr3" draw:text-style-name="P3" draw:layer="layout" svg:width="4.317cm" svg:height="0.761cm" svg:x="3.429cm" svg:y="10.617cm">
          <text:p text:style-name="P2"><text:span text:style-name="T40">Chiffre [0-9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10" draw:style-name="gr3" draw:text-style-name="P3" draw:layer="layout" svg:width="5.333cm" svg:height="0.761cm" svg:x="7.747cm" svg:y="10.617cm">
          <text:p text:style-name="P2"><text:span text:style-name="T54">\d{4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10" draw:style-name="gr3" draw:text-style-name="P3" draw:layer="layout" svg:width="10.413cm" svg:height="0.761cm" svg:x="13.208cm" svg:y="10.617cm">
          <text:p text:style-name="P2"><text:span text:style-name="T27">4 chiff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10" draw:style-name="gr31" draw:text-style-name="P11" draw:layer="layout" svg:width="23.621cm" svg:height="0.761cm" svg:x="0.889cm" svg:y="11.4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10" draw:style-name="gr3" draw:text-style-name="P3" draw:layer="layout" svg:width="2.285cm" svg:height="0.761cm" svg:x="1.016cm" svg:y="11.481cm">
          <text:p text:style-name="P2"><text:span text:style-name="T53">\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10" draw:style-name="gr3" draw:text-style-name="P3" draw:layer="layout" svg:width="4.317cm" svg:height="0.761cm" svg:x="3.429cm" svg:y="11.481cm">
          <text:p text:style-name="P2"><text:span text:style-name="T40">Mot [a-zA-Z0-9_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10" draw:style-name="gr3" draw:text-style-name="P3" draw:layer="layout" svg:width="5.333cm" svg:height="0.761cm" svg:x="7.747cm" svg:y="11.481cm">
          <text:p text:style-name="P2"><text:span text:style-name="T54">\w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10" draw:style-name="gr3" draw:text-style-name="P3" draw:layer="layout" svg:width="10.413cm" svg:height="0.761cm" svg:x="13.208cm" svg:y="11.481cm">
          <text:p text:style-name="P2"><text:span text:style-name="T27">un mot comp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10" draw:style-name="gr37" draw:text-style-name="P30" draw:layer="layout" svg:width="23.621cm" svg:height="0.761cm" svg:x="0.889cm" svg:y="12.34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10" draw:style-name="gr3" draw:text-style-name="P3" draw:layer="layout" svg:width="2.285cm" svg:height="0.761cm" svg:x="1.016cm" svg:y="12.344cm">
          <text:p text:style-name="P2"><text:span text:style-name="T53">(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10" draw:style-name="gr3" draw:text-style-name="P3" draw:layer="layout" svg:width="4.317cm" svg:height="0.761cm" svg:x="3.429cm" svg:y="12.344cm">
          <text:p text:style-name="P2"><text:span text:style-name="T40">Groupe captur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10" draw:style-name="gr3" draw:text-style-name="P3" draw:layer="layout" svg:width="5.333cm" svg:height="0.761cm" svg:x="7.747cm" svg:y="12.344cm">
          <text:p text:style-name="P2"><text:span text:style-name="T54">(ab)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10" draw:style-name="gr3" draw:text-style-name="P3" draw:layer="layout" svg:width="10.413cm" svg:height="0.761cm" svg:x="13.208cm" svg:y="12.344cm">
          <text:p text:style-name="P2"><text:span text:style-name="T27">ab, abab, abab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1;p10" draw:style-name="gr19" draw:text-style-name="P20" draw:layer="layout" svg:width="23.621cm" svg:height="0.761cm" svg:x="0.889cm" svg:y="13.4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10" draw:style-name="gr20" draw:text-style-name="P21" draw:layer="layout" svg:width="23.621cm" svg:height="0.71cm" svg:x="0.889cm" svg:y="13.4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10" draw:style-name="gr3" draw:text-style-name="P3" draw:layer="layout" svg:width="3.809cm" svg:height="0.71cm" svg:x="1.143cm" svg:y="13.411cm">
          <text:p text:style-name="P2"><text:span text:style-name="T24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10" draw:style-name="gr21" draw:text-style-name="P13" draw:layer="layout" svg:width="0.253cm" svg:height="0.253cm" svg:x="23.368cm" svg:y="13.58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5;p10" draw:style-name="gr22" draw:text-style-name="P22" draw:layer="layout" svg:width="0.253cm" svg:height="0.253cm" svg:x="23.724cm" svg:y="13.58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6;p10" draw:style-name="gr23" draw:text-style-name="P12" draw:layer="layout" svg:width="0.253cm" svg:height="0.253cm" svg:x="24.079cm" svg:y="13.58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7;p10" draw:style-name="gr3" draw:text-style-name="P3" draw:layer="layout" svg:width="22.986cm" svg:height="0.304cm" draw:transform="rotate (-3.14159265358979) translate (24.257cm 14.224cm)">
          <text:p text:style-name="P2"><text:span text:style-name="T25">import re <text:s/>| <text:s/>re.match(r'^\d{4}-\d{2}-\d{2}$', '2024-01-15') <text:s/># date YYYY-MM-DD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7;p8:notes" draw:style-name="gr6" draw:layer="layout" svg:width="15.239cm" svg:height="8.572cm" svg:x="1.905cm" svg:y="3.175cm" draw:page-number="8" presentation:class="page"/>
          <draw:frame draw:name="Google Shape;418;p8:notes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19;p8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9" draw:style-name="dp3" draw:master-page-name="DEFAULT">
        <draw:custom-shape draw:name="Google Shape;493;p11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11" draw:style-name="gr3" draw:text-style-name="P3" draw:layer="layout" svg:width="21.462cm" svg:height="2.666cm" svg:x="1.143cm" svg:y="0cm">
          <text:p text:style-name="P2"><text:span text:style-name="T6">E8 — Cryptographie : Les B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11" draw:style-name="gr3" draw:text-style-name="P3" draw:layer="layout" svg:width="23.113cm" svg:height="0.761cm" svg:x="1.143cm" svg:y="2.845cm">
          <text:p text:style-name="P2"><text:span text:style-name="T7">César · XOR · RSA en principe · clé publique/priv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11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11" draw:style-name="gr3" draw:text-style-name="P3" draw:layer="layout" svg:width="2.031cm" svg:height="1.904cm" svg:x="22.479cm" svg:y="0.381cm">
          <text:p text:style-name="P10"><text:span text:style-name="T8">E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11" draw:style-name="gr35" draw:text-style-name="P28" draw:layer="layout" svg:width="11.175cm" svg:height="0.812cm" svg:x="0.88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11" draw:style-name="gr3" draw:text-style-name="P3" draw:layer="layout" svg:width="11.175cm" svg:height="0.812cm" svg:x="0.889cm" svg:y="3.759cm">
          <text:p text:style-name="P10"><text:span text:style-name="T55">1. Chiffrement de César (décalag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11" draw:style-name="gr19" draw:text-style-name="P20" draw:layer="layout" svg:width="11.175cm" svg:height="3.758cm" svg:x="0.889cm" svg:y="4.57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11" draw:style-name="gr20" draw:text-style-name="P21" draw:layer="layout" svg:width="11.175cm" svg:height="0.71cm" svg:x="0.889cm" svg:y="4.57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11" draw:style-name="gr3" draw:text-style-name="P3" draw:layer="layout" svg:width="3.809cm" svg:height="0.71cm" svg:x="1.143cm" svg:y="4.572cm">
          <text:p text:style-name="P2"><text:span text:style-name="T24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11" draw:style-name="gr21" draw:text-style-name="P13" draw:layer="layout" svg:width="0.253cm" svg:height="0.253cm" svg:x="10.922cm" svg:y="4.7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04;p11" draw:style-name="gr22" draw:text-style-name="P22" draw:layer="layout" svg:width="0.253cm" svg:height="0.253cm" svg:x="11.278cm" svg:y="4.7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05;p11" draw:style-name="gr23" draw:text-style-name="P12" draw:layer="layout" svg:width="0.253cm" svg:height="0.253cm" svg:x="11.633cm" svg:y="4.7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06;p11" draw:style-name="gr3" draw:text-style-name="P3" draw:layer="layout" svg:width="10.54cm" svg:height="2.691cm" svg:x="1.27cm" svg:y="5.385cm">
          <text:p text:style-name="P2"><text:span text:style-name="T25">def cesar(texte, decalage):</text:span></text:p>
          <text:p text:style-name="P2"><text:span text:style-name="T25"><text:s text:c="4"/></text:span><text:span text:style-name="T25">res = ''</text:span></text:p>
          <text:p text:style-name="P2"><text:span text:style-name="T25"><text:s text:c="4"/></text:span><text:span text:style-name="T25">for c in texte:</text:span></text:p>
          <text:p text:style-name="P2"><text:span text:style-name="T25"><text:s text:c="8"/></text:span><text:span text:style-name="T25">if c.isalpha():</text:span></text:p>
          <text:p text:style-name="P2"><text:span text:style-name="T25"><text:s text:c="12"/></text:span><text:span text:style-name="T25">base = ord('A') if c.isupper()\</text:span></text:p>
          <text:p text:style-name="P2"><text:span text:style-name="T25"><text:s text:c="19"/></text:span><text:span text:style-name="T25">else ord('a')</text:span></text:p>
          <text:p text:style-name="P2"><text:span text:style-name="T25"><text:s text:c="12"/></text:span><text:span text:style-name="T25">res += chr((ord(c)-base+decalage)%26+base)</text:span></text:p>
          <text:p text:style-name="P2"><text:span text:style-name="T25"><text:s text:c="8"/></text:span><text:span text:style-name="T25">else:</text:span></text:p>
          <text:p text:style-name="P2"><text:span text:style-name="T25"><text:s text:c="12"/></text:span><text:span text:style-name="T25">res += c</text:span></text:p>
          <text:p text:style-name="P2"><text:span text:style-name="T25"><text:s text:c="4"/></text:span><text:span text:style-name="T25">return res</text:span></text:p>
          <text:p text:style-name="P2"><text:span text:style-name="T25"># cesar('HELLO', 3) → 'KHOOR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11" draw:style-name="gr44" draw:text-style-name="P32" draw:layer="layout" svg:width="11.175cm" svg:height="0.812cm" svg:x="0.889cm" svg:y="8.50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11" draw:style-name="gr3" draw:text-style-name="P3" draw:layer="layout" svg:width="11.175cm" svg:height="0.812cm" svg:x="0.889cm" svg:y="8.509cm">
          <text:p text:style-name="P10"><text:span text:style-name="T55">2. Chiffrement XOR (symétriq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11" draw:style-name="gr19" draw:text-style-name="P20" draw:layer="layout" svg:width="11.175cm" svg:height="3.352cm" svg:x="0.889cm" svg:y="9.32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11" draw:style-name="gr20" draw:text-style-name="P21" draw:layer="layout" svg:width="11.175cm" svg:height="0.71cm" svg:x="0.889cm" svg:y="9.32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11" draw:style-name="gr3" draw:text-style-name="P3" draw:layer="layout" svg:width="3.809cm" svg:height="0.71cm" svg:x="1.143cm" svg:y="9.322cm">
          <text:p text:style-name="P2"><text:span text:style-name="T24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11" draw:style-name="gr21" draw:text-style-name="P13" draw:layer="layout" svg:width="0.253cm" svg:height="0.253cm" svg:x="10.922cm" svg:y="9.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3;p11" draw:style-name="gr22" draw:text-style-name="P22" draw:layer="layout" svg:width="0.253cm" svg:height="0.253cm" svg:x="11.278cm" svg:y="9.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4;p11" draw:style-name="gr23" draw:text-style-name="P12" draw:layer="layout" svg:width="0.253cm" svg:height="0.253cm" svg:x="11.633cm" svg:y="9.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5;p11" draw:style-name="gr3" draw:text-style-name="P3" draw:layer="layout" svg:width="10.54cm" svg:height="2.285cm" svg:x="1.27cm" svg:y="10.135cm">
          <text:p text:style-name="P2"><text:span text:style-name="T25">msg = 'HI' <text:s/># 72 73 en ASCII</text:span></text:p>
          <text:p text:style-name="P2"><text:span text:style-name="T25">cle = 42</text:span></text:p>
          <text:p text:style-name="P2"><text:span text:style-name="T25"># Chiffrement</text:span></text:p>
          <text:p text:style-name="P2"><text:span text:style-name="T25">chiffre = [ord(c) ^ cle for c in msg]</text:span></text:p>
          <text:p text:style-name="P2"><text:span text:style-name="T25"># [98, 99] <text:s/>(H^42, I^42)</text:span></text:p>
          <text:p text:style-name="P2"><text:span text:style-name="T25"># Déchiffrement : XOR encore une fois</text:span></text:p>
          <text:p text:style-name="P2"><text:span text:style-name="T25">dec = ''.join(chr(b ^ cle) for b in chiffre)</text:span></text:p>
          <text:p text:style-name="P2"><text:span text:style-name="T25">print(dec) <text:s/># 'HI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11" draw:style-name="gr1" draw:text-style-name="P1" draw:layer="layout" svg:width="11.683cm" svg:height="0.812cm" svg:x="12.827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11" draw:style-name="gr3" draw:text-style-name="P3" draw:layer="layout" svg:width="11.683cm" svg:height="0.812cm" svg:x="12.827cm" svg:y="3.759cm">
          <text:p text:style-name="P10"><text:span text:style-name="T56">3. RSA — Clé publique / Clé priv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11" draw:style-name="gr10" draw:text-style-name="P11" draw:layer="layout" svg:width="11.683cm" svg:height="1.142cm" svg:x="12.827cm" svg:y="4.77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11" draw:style-name="gr35" draw:text-style-name="P28" draw:layer="layout" svg:width="0.71cm" svg:height="0.71cm" svg:x="12.954cm" svg:y="4.9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0;p11" draw:style-name="gr3" draw:text-style-name="P3" draw:layer="layout" svg:width="0.71cm" svg:height="0.71cm" svg:x="12.954cm" svg:y="4.978cm">
          <text:p text:style-name="P10"><text:span text:style-name="T5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11" draw:style-name="gr3" draw:text-style-name="P3" draw:layer="layout" svg:width="10.413cm" svg:height="1.142cm" svg:x="13.868cm" svg:y="4.775cm">
          <text:p text:style-name="P2"><text:span text:style-name="T58">Choisir 2 grands premiers p, 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11" draw:style-name="gr36" draw:text-style-name="P29" draw:layer="layout" svg:width="11.683cm" svg:height="1.142cm" svg:x="12.827cm" svg:y="6.09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11" draw:style-name="gr38" draw:text-style-name="P27" draw:layer="layout" svg:width="0.71cm" svg:height="0.71cm" svg:x="12.954cm" svg:y="6.29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4;p11" draw:style-name="gr3" draw:text-style-name="P3" draw:layer="layout" svg:width="0.71cm" svg:height="0.71cm" svg:x="12.954cm" svg:y="6.299cm">
          <text:p text:style-name="P10"><text:span text:style-name="T5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11" draw:style-name="gr3" draw:text-style-name="P3" draw:layer="layout" svg:width="10.413cm" svg:height="1.142cm" svg:x="13.868cm" svg:y="6.096cm">
          <text:p text:style-name="P2"><text:span text:style-name="T58">n = p×q <text:s/>(facile à calcul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11" draw:style-name="gr10" draw:text-style-name="P11" draw:layer="layout" svg:width="11.683cm" svg:height="1.142cm" svg:x="12.827cm" svg:y="7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11" draw:style-name="gr11" draw:text-style-name="P12" draw:layer="layout" svg:width="0.71cm" svg:height="0.71cm" svg:x="12.954cm" svg:y="7.6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8;p11" draw:style-name="gr3" draw:text-style-name="P3" draw:layer="layout" svg:width="0.71cm" svg:height="0.71cm" svg:x="12.954cm" svg:y="7.62cm">
          <text:p text:style-name="P10"><text:span text:style-name="T5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11" draw:style-name="gr3" draw:text-style-name="P3" draw:layer="layout" svg:width="10.413cm" svg:height="1.142cm" svg:x="13.868cm" svg:y="7.417cm">
          <text:p text:style-name="P2"><text:span text:style-name="T58">Clé publique (n,e) — partag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11" draw:style-name="gr36" draw:text-style-name="P29" draw:layer="layout" svg:width="11.683cm" svg:height="1.142cm" svg:x="12.827cm" svg:y="8.73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11" draw:style-name="gr1" draw:text-style-name="P1" draw:layer="layout" svg:width="0.71cm" svg:height="0.71cm" svg:x="12.954cm" svg:y="8.94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2;p11" draw:style-name="gr3" draw:text-style-name="P3" draw:layer="layout" svg:width="0.71cm" svg:height="0.71cm" svg:x="12.954cm" svg:y="8.941cm">
          <text:p text:style-name="P10"><text:span text:style-name="T5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11" draw:style-name="gr3" draw:text-style-name="P3" draw:layer="layout" svg:width="10.413cm" svg:height="1.142cm" svg:x="13.868cm" svg:y="8.738cm">
          <text:p text:style-name="P2"><text:span text:style-name="T58">Clé privée d — secrè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11" draw:style-name="gr10" draw:text-style-name="P11" draw:layer="layout" svg:width="11.683cm" svg:height="1.142cm" svg:x="12.827cm" svg:y="10.05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11" draw:style-name="gr4" draw:text-style-name="P4" draw:layer="layout" svg:width="0.71cm" svg:height="0.71cm" svg:x="12.954cm" svg:y="10.26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6;p11" draw:style-name="gr3" draw:text-style-name="P3" draw:layer="layout" svg:width="0.71cm" svg:height="0.71cm" svg:x="12.954cm" svg:y="10.262cm">
          <text:p text:style-name="P10"><text:span text:style-name="T5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11" draw:style-name="gr3" draw:text-style-name="P3" draw:layer="layout" svg:width="10.413cm" svg:height="1.142cm" svg:x="13.868cm" svg:y="10.058cm">
          <text:p text:style-name="P2"><text:span text:style-name="T58">Chiffrer : c = mᵉ mod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11" draw:style-name="gr36" draw:text-style-name="P29" draw:layer="layout" svg:width="11.683cm" svg:height="1.142cm" svg:x="12.827cm" svg:y="11.37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11" draw:style-name="gr1" draw:text-style-name="P1" draw:layer="layout" svg:width="0.71cm" svg:height="0.71cm" svg:x="12.954cm" svg:y="11.58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0;p11" draw:style-name="gr3" draw:text-style-name="P3" draw:layer="layout" svg:width="0.71cm" svg:height="0.71cm" svg:x="12.954cm" svg:y="11.582cm">
          <text:p text:style-name="P10"><text:span text:style-name="T5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11" draw:style-name="gr3" draw:text-style-name="P3" draw:layer="layout" svg:width="10.413cm" svg:height="1.142cm" svg:x="13.868cm" svg:y="11.379cm">
          <text:p text:style-name="P2"><text:span text:style-name="T58">Déchiffrer : m = cᵈ mod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11" draw:style-name="gr5" draw:text-style-name="P5" draw:layer="layout" svg:width="11.683cm" svg:height="0.964cm" svg:x="12.827cm" svg:y="12.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11" draw:style-name="gr1" draw:text-style-name="P1" draw:layer="layout" svg:width="0.177cm" svg:height="0.964cm" svg:x="12.827cm" svg:y="12.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11" draw:style-name="gr3" draw:text-style-name="P3" draw:layer="layout" svg:width="11.048cm" svg:height="0.964cm" svg:x="13.284cm" svg:y="12.7cm">
          <text:p text:style-name="P2"><text:span text:style-name="T9">Sécurité RSA = il est factuellement impossible de factoriser n rapidement si p,q sont grands (&gt;1000 bit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9;p9:notes" draw:style-name="gr6" draw:layer="layout" svg:width="15.239cm" svg:height="8.572cm" svg:x="1.905cm" svg:y="3.175cm" draw:page-number="9" presentation:class="page"/>
          <draw:frame draw:name="Google Shape;490;p9:notes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91;p9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0" draw:style-name="dp3" draw:master-page-name="DEFAULT">
        <draw:custom-shape draw:name="Google Shape;550;p12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12" draw:style-name="gr3" draw:text-style-name="P3" draw:layer="layout" svg:width="21.462cm" svg:height="2.666cm" svg:x="1.143cm" svg:y="0cm">
          <text:p text:style-name="P2"><text:span text:style-name="T6">E9 — Calcul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12" draw:style-name="gr3" draw:text-style-name="P3" draw:layer="layout" svg:width="23.113cm" svg:height="0.761cm" svg:x="1.143cm" svg:y="2.845cm">
          <text:p text:style-name="P2"><text:span text:style-name="T7">Qu'est-ce qu'un problème impossible ? · Problème de l'arrê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12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12" draw:style-name="gr3" draw:text-style-name="P3" draw:layer="layout" svg:width="2.031cm" svg:height="1.904cm" svg:x="22.479cm" svg:y="0.381cm">
          <text:p text:style-name="P10"><text:span text:style-name="T8">E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12" draw:style-name="gr8" draw:text-style-name="P9" draw:layer="layout" svg:width="23.621cm" svg:height="1.066cm" svg:x="0.88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12" draw:style-name="gr3" draw:text-style-name="P3" draw:layer="layout" svg:width="22.859cm" svg:height="1.066cm" svg:x="1.321cm" svg:y="3.759cm">
          <text:p text:style-name="P2"><text:span text:style-name="T9">Tous les problèmes ne sont pas solubles par un programme — même avec un ordinateur infiniment rapi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p12" draw:style-name="gr45" draw:text-style-name="P33" draw:layer="layout" svg:width="23.621cm" svg:height="7.873cm" svg:x="0.889cm" svg:y="5.20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58;p12" draw:style-name="gr46" draw:text-style-name="P34" draw:layer="layout" svg:width="18.541cm" svg:height="6.349cm" svg:x="2.159cm" svg:y="5.84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59;p12" draw:style-name="gr47" draw:text-style-name="P35" draw:layer="layout" svg:width="12.699cm" svg:height="5.079cm" svg:x="3.81cm" svg:y="6.47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0;p12" draw:style-name="gr3" draw:text-style-name="P3" draw:layer="layout" svg:width="6.349cm" svg:height="0.71cm" svg:x="17.78cm" svg:y="5.385cm">
          <text:p text:style-name="P2"><text:span text:style-name="T59">Tous les problè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12" draw:style-name="gr3" draw:text-style-name="P3" draw:layer="layout" svg:width="11.429cm" svg:height="0.964cm" svg:x="2.413cm" svg:y="5.969cm">
          <text:p text:style-name="P2"><text:span text:style-name="T60">Problèmes décidables (il existe un algo qui s'arrête toujou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12" draw:style-name="gr3" draw:text-style-name="P3" draw:layer="layout" svg:width="11.429cm" svg:height="0.71cm" svg:x="4.191cm" svg:y="6.655cm">
          <text:p text:style-name="P2"><text:span text:style-name="T61">Décidables en temps polynomial — 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12" draw:style-name="gr48" draw:text-style-name="P36" draw:layer="layout" svg:width="4.825cm" svg:height="1.777cm" svg:x="5.08cm" svg:y="7.87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12" draw:style-name="gr3" draw:text-style-name="P3" draw:layer="layout" svg:width="4.825cm" svg:height="1.777cm" svg:x="5.08cm" svg:y="7.874cm">
          <text:p text:style-name="P10"><text:span text:style-name="T18">Tri, recherche,</text:span></text:p>
          <text:p text:style-name="P10"><text:span text:style-name="T18">plus court che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12" draw:style-name="gr49" draw:text-style-name="P37" draw:layer="layout" svg:width="4.825cm" svg:height="1.777cm" svg:x="13.97cm" svg:y="7.87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12" draw:style-name="gr3" draw:text-style-name="P3" draw:layer="layout" svg:width="4.825cm" svg:height="1.777cm" svg:x="13.97cm" svg:y="7.874cm">
          <text:p text:style-name="P10"><text:span text:style-name="T62">Vérifier une solution</text:span></text:p>
          <text:p text:style-name="P10"><text:span text:style-name="T62">non polynomiale (N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12" draw:style-name="gr50" draw:text-style-name="P38" draw:layer="layout" svg:width="4.825cm" svg:height="1.777cm" svg:x="19.812cm" svg:y="8.6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12" draw:style-name="gr3" draw:text-style-name="P3" draw:layer="layout" svg:width="4.825cm" svg:height="1.777cm" svg:x="19.812cm" svg:y="8.636cm">
          <text:p text:style-name="P10"><text:span text:style-name="T19">Problème</text:span></text:p>
          <text:p text:style-name="P10"><text:span text:style-name="T19">de l'arrêt 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9;p12" draw:style-name="gr5" draw:text-style-name="P5" draw:layer="layout" svg:width="23.621cm" svg:height="1.269cm" svg:x="0.889cm" svg:y="11.37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12" draw:style-name="gr12" draw:text-style-name="P13" draw:layer="layout" svg:width="0.177cm" svg:height="1.269cm" svg:x="0.889cm" svg:y="11.37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12" draw:style-name="gr3" draw:text-style-name="P3" draw:layer="layout" svg:width="7.619cm" svg:height="1.269cm" svg:x="1.321cm" svg:y="11.379cm">
          <text:p text:style-name="P2"><text:span text:style-name="T63">Problème de l'arrêt (Turing, 1936)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12" draw:style-name="gr3" draw:text-style-name="P3" draw:layer="layout" svg:width="14.985cm" svg:height="1.269cm" svg:x="9.144cm" svg:y="11.379cm">
          <text:p text:style-name="P2"><text:span text:style-name="T64">"Étant donné un programme P et une entrée E, est-ce que P s'arrête sur E ?" — Indécidable. Aucun algo ne peut répondre à cette question en génér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12" draw:style-name="gr5" draw:text-style-name="P5" draw:layer="layout" svg:width="23.621cm" svg:height="0.964cm" svg:x="0.889cm" svg:y="12.95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4;p12" draw:style-name="gr44" draw:text-style-name="P32" draw:layer="layout" svg:width="0.177cm" svg:height="0.964cm" svg:x="0.889cm" svg:y="12.95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5;p12" draw:style-name="gr3" draw:text-style-name="P3" draw:layer="layout" svg:width="22.986cm" svg:height="0.964cm" svg:x="1.346cm" svg:y="12.954cm">
          <text:p text:style-name="P2"><text:span text:style-name="T9">Preuve par diagonalisation (Turing) : supposer qu'un tel programme existe mène à une contradiction logique — il se contredirait lui-mê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6;p10:notes" draw:style-name="gr6" draw:layer="layout" svg:width="15.239cm" svg:height="8.572cm" svg:x="1.905cm" svg:y="3.175cm" draw:page-number="10" presentation:class="page"/>
          <draw:frame draw:name="Google Shape;547;p10:notes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548;p10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1" draw:style-name="dp3" draw:master-page-name="DEFAULT">
        <draw:custom-shape draw:name="Google Shape;581;p13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13" draw:style-name="gr3" draw:text-style-name="P3" draw:layer="layout" svg:width="21.462cm" svg:height="2.666cm" svg:x="1.143cm" svg:y="0cm">
          <text:p text:style-name="P2"><text:span text:style-name="T6">E10 — Révision Conco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3;p13" draw:style-name="gr3" draw:text-style-name="P3" draw:layer="layout" svg:width="23.113cm" svg:height="0.761cm" svg:x="1.143cm" svg:y="2.845cm">
          <text:p text:style-name="P2"><text:span text:style-name="T7">Les pièges classiques · méthode de rédaction · points gratu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4;p13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13" draw:style-name="gr3" draw:text-style-name="P3" draw:layer="layout" svg:width="2.031cm" svg:height="1.904cm" svg:x="22.479cm" svg:y="0.381cm">
          <text:p text:style-name="P10"><text:span text:style-name="T8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6;p13" draw:style-name="gr3" draw:text-style-name="P3" draw:layer="layout" svg:width="23.621cm" svg:height="0.761cm" svg:x="0.889cm" svg:y="3.759cm">
          <text:p text:style-name="P2"><text:span text:style-name="T65">❌ </text:span><text:span text:style-name="T65">Les 10 pièges qui coûtent des 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7;p13" draw:style-name="gr10" draw:text-style-name="P11" draw:layer="layout" svg:width="11.632cm" svg:height="1.218cm" svg:x="0.889cm" svg:y="4.82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13" draw:style-name="gr12" draw:text-style-name="P13" draw:layer="layout" svg:width="0.71cm" svg:height="0.71cm" svg:x="1.092cm" svg:y="5.0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9;p13" draw:style-name="gr3" draw:text-style-name="P3" draw:layer="layout" svg:width="0.71cm" svg:height="0.71cm" svg:x="1.092cm" svg:y="5.08cm">
          <text:p text:style-name="P10"><text:span text:style-name="T5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13" draw:style-name="gr3" draw:text-style-name="P3" draw:layer="layout" svg:width="10.286cm" svg:height="1.218cm" svg:x="2.057cm" svg:y="4.826cm">
          <text:p text:style-name="P2"><text:span text:style-name="T58">Oublier le cas de base en récursiv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13" draw:style-name="gr10" draw:text-style-name="P11" draw:layer="layout" svg:width="11.632cm" svg:height="1.218cm" svg:x="12.878cm" svg:y="4.82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13" draw:style-name="gr12" draw:text-style-name="P13" draw:layer="layout" svg:width="0.71cm" svg:height="0.71cm" svg:x="13.081cm" svg:y="5.0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3;p13" draw:style-name="gr3" draw:text-style-name="P3" draw:layer="layout" svg:width="0.71cm" svg:height="0.71cm" svg:x="13.081cm" svg:y="5.08cm">
          <text:p text:style-name="P10"><text:span text:style-name="T5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13" draw:style-name="gr3" draw:text-style-name="P3" draw:layer="layout" svg:width="10.286cm" svg:height="1.218cm" svg:x="14.046cm" svg:y="4.826cm">
          <text:p text:style-name="P2"><text:span text:style-name="T58">Off-by-one : boucle de 0 à n au lieu de 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5;p13" draw:style-name="gr10" draw:text-style-name="P11" draw:layer="layout" svg:width="11.632cm" svg:height="1.218cm" svg:x="0.889cm" svg:y="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6;p13" draw:style-name="gr12" draw:text-style-name="P13" draw:layer="layout" svg:width="0.71cm" svg:height="0.71cm" svg:x="1.092cm" svg:y="6.50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7;p13" draw:style-name="gr3" draw:text-style-name="P3" draw:layer="layout" svg:width="0.71cm" svg:height="0.71cm" svg:x="1.092cm" svg:y="6.502cm">
          <text:p text:style-name="P10"><text:span text:style-name="T5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8;p13" draw:style-name="gr3" draw:text-style-name="P3" draw:layer="layout" svg:width="10.286cm" svg:height="1.218cm" svg:x="2.057cm" svg:y="6.248cm">
          <text:p text:style-name="P2"><text:span text:style-name="T58">Modifier une liste pendant qu'on la parcou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9;p13" draw:style-name="gr10" draw:text-style-name="P11" draw:layer="layout" svg:width="11.632cm" svg:height="1.218cm" svg:x="12.878cm" svg:y="6.2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0;p13" draw:style-name="gr12" draw:text-style-name="P13" draw:layer="layout" svg:width="0.71cm" svg:height="0.71cm" svg:x="13.081cm" svg:y="6.50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1;p13" draw:style-name="gr3" draw:text-style-name="P3" draw:layer="layout" svg:width="0.71cm" svg:height="0.71cm" svg:x="13.081cm" svg:y="6.502cm">
          <text:p text:style-name="P10"><text:span text:style-name="T5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2;p13" draw:style-name="gr3" draw:text-style-name="P3" draw:layer="layout" svg:width="10.286cm" svg:height="1.218cm" svg:x="14.046cm" svg:y="6.248cm">
          <text:p text:style-name="P2"><text:span text:style-name="T58">Confondre = (affectation) et == (comparais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3;p13" draw:style-name="gr10" draw:text-style-name="P11" draw:layer="layout" svg:width="11.632cm" svg:height="1.218cm" svg:x="0.889cm" svg:y="7.67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4;p13" draw:style-name="gr12" draw:text-style-name="P13" draw:layer="layout" svg:width="0.71cm" svg:height="0.71cm" svg:x="1.092cm" svg:y="7.9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5;p13" draw:style-name="gr3" draw:text-style-name="P3" draw:layer="layout" svg:width="0.71cm" svg:height="0.71cm" svg:x="1.092cm" svg:y="7.925cm">
          <text:p text:style-name="P10"><text:span text:style-name="T5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6;p13" draw:style-name="gr3" draw:text-style-name="P3" draw:layer="layout" svg:width="10.286cm" svg:height="1.218cm" svg:x="2.057cm" svg:y="7.671cm">
          <text:p text:style-name="P2"><text:span text:style-name="T58">Complexité : oublier les boucles imbriqu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7;p13" draw:style-name="gr10" draw:text-style-name="P11" draw:layer="layout" svg:width="11.632cm" svg:height="1.218cm" svg:x="12.878cm" svg:y="7.67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13" draw:style-name="gr12" draw:text-style-name="P13" draw:layer="layout" svg:width="0.71cm" svg:height="0.71cm" svg:x="13.081cm" svg:y="7.9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9;p13" draw:style-name="gr3" draw:text-style-name="P3" draw:layer="layout" svg:width="0.71cm" svg:height="0.71cm" svg:x="13.081cm" svg:y="7.925cm">
          <text:p text:style-name="P10"><text:span text:style-name="T5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0;p13" draw:style-name="gr3" draw:text-style-name="P3" draw:layer="layout" svg:width="10.286cm" svg:height="1.218cm" svg:x="14.046cm" svg:y="7.671cm">
          <text:p text:style-name="P2"><text:span text:style-name="T58">ABR : ne pas gérer le cas arbre vide (Non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1;p13" draw:style-name="gr10" draw:text-style-name="P11" draw:layer="layout" svg:width="11.632cm" svg:height="1.218cm" svg:x="0.889cm" svg:y="9.09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2;p13" draw:style-name="gr12" draw:text-style-name="P13" draw:layer="layout" svg:width="0.71cm" svg:height="0.71cm" svg:x="1.092cm" svg:y="9.34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13;p13" draw:style-name="gr3" draw:text-style-name="P3" draw:layer="layout" svg:width="0.71cm" svg:height="0.71cm" svg:x="1.092cm" svg:y="9.347cm">
          <text:p text:style-name="P10"><text:span text:style-name="T5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4;p13" draw:style-name="gr3" draw:text-style-name="P3" draw:layer="layout" svg:width="10.286cm" svg:height="1.218cm" svg:x="2.057cm" svg:y="9.093cm">
          <text:p text:style-name="P2"><text:span text:style-name="T58">Dijkstra : l'utiliser avec des poids négati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13" draw:style-name="gr10" draw:text-style-name="P11" draw:layer="layout" svg:width="11.632cm" svg:height="1.218cm" svg:x="12.878cm" svg:y="9.09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13" draw:style-name="gr12" draw:text-style-name="P13" draw:layer="layout" svg:width="0.71cm" svg:height="0.71cm" svg:x="13.081cm" svg:y="9.34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17;p13" draw:style-name="gr3" draw:text-style-name="P3" draw:layer="layout" svg:width="0.71cm" svg:height="0.71cm" svg:x="13.081cm" svg:y="9.347cm">
          <text:p text:style-name="P10"><text:span text:style-name="T57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8;p13" draw:style-name="gr3" draw:text-style-name="P3" draw:layer="layout" svg:width="10.286cm" svg:height="1.218cm" svg:x="14.046cm" svg:y="9.093cm">
          <text:p text:style-name="P2"><text:span text:style-name="T58">DFS : oublier le set 'visité' → boucle infi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p13" draw:style-name="gr10" draw:text-style-name="P11" draw:layer="layout" svg:width="11.632cm" svg:height="1.218cm" svg:x="0.889cm" svg:y="10.51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0;p13" draw:style-name="gr12" draw:text-style-name="P13" draw:layer="layout" svg:width="0.71cm" svg:height="0.71cm" svg:x="1.092cm" svg:y="10.7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1;p13" draw:style-name="gr3" draw:text-style-name="P3" draw:layer="layout" svg:width="0.71cm" svg:height="0.71cm" svg:x="1.092cm" svg:y="10.77cm">
          <text:p text:style-name="P10"><text:span text:style-name="T57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2;p13" draw:style-name="gr3" draw:text-style-name="P3" draw:layer="layout" svg:width="10.286cm" svg:height="1.218cm" svg:x="2.057cm" svg:y="10.516cm">
          <text:p text:style-name="P2"><text:span text:style-name="T58">SQL : oublier le ON dans un 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3;p13" draw:style-name="gr10" draw:text-style-name="P11" draw:layer="layout" svg:width="11.632cm" svg:height="1.218cm" svg:x="12.878cm" svg:y="10.51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4;p13" draw:style-name="gr12" draw:text-style-name="P13" draw:layer="layout" svg:width="0.71cm" svg:height="0.71cm" svg:x="13.081cm" svg:y="10.7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5;p13" draw:style-name="gr3" draw:text-style-name="P3" draw:layer="layout" svg:width="0.71cm" svg:height="0.71cm" svg:x="13.081cm" svg:y="10.77cm">
          <text:p text:style-name="P10"><text:span text:style-name="T57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6;p13" draw:style-name="gr3" draw:text-style-name="P3" draw:layer="layout" svg:width="10.286cm" svg:height="1.218cm" svg:x="14.046cm" svg:y="10.516cm">
          <text:p text:style-name="P2"><text:span text:style-name="T58">Pseudo-code : écrire du Python au lieu d'al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7;p13" draw:style-name="gr5" draw:text-style-name="P5" draw:layer="layout" svg:width="23.621cm" svg:height="2.031cm" svg:x="0.889cm" svg:y="12.14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8;p13" draw:style-name="gr1" draw:text-style-name="P1" draw:layer="layout" svg:width="0.177cm" svg:height="2.031cm" svg:x="0.889cm" svg:y="12.14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9;p13" draw:style-name="gr3" draw:text-style-name="P3" draw:layer="layout" svg:width="22.986cm" svg:height="2.031cm" svg:x="1.346cm" svg:y="12.141cm">
          <text:p text:style-name="P2"><text:span text:style-name="T9">Méthode en 4 étapes :</text:span></text:p>
          <text:p text:style-name="P2"><text:span text:style-name="T9">1. Lire l'énoncé entier avant d'écrire (10% du temps) <text:s/>· <text:s/>2. Identifier le type de problème (tri ? graphe ? PD ?)</text:span></text:p>
          <text:p text:style-name="P2"><text:span text:style-name="T9">3. Écrire l'invariant ou la complexité en commentaire <text:s/>· <text:s/>4. Tester sur un exemple à la main avant de fin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7;p11:notes" draw:style-name="gr6" draw:layer="layout" svg:width="15.239cm" svg:height="8.572cm" svg:x="1.905cm" svg:y="3.175cm" draw:page-number="11" presentation:class="page"/>
          <draw:frame draw:name="Google Shape;578;p11:notes" presentation:style-name="pr1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579;p1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DEFAULT">
        <draw:custom-shape draw:name="Google Shape;635;p14" draw:style-name="gr1" draw:text-style-name="P1" draw:layer="layout" svg:width="0.456cm" svg:height="14.28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6;p14" draw:style-name="gr2" draw:text-style-name="P1" draw:layer="layout" svg:width="0.329cm" svg:height="0.329cm" svg:x="21.844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7;p14" draw:style-name="gr2" draw:text-style-name="P1" draw:layer="layout" svg:width="0.329cm" svg:height="0.329cm" svg:x="22.454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8;p14" draw:style-name="gr2" draw:text-style-name="P1" draw:layer="layout" svg:width="0.329cm" svg:height="0.329cm" svg:x="23.063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9;p14" draw:style-name="gr2" draw:text-style-name="P1" draw:layer="layout" svg:width="0.329cm" svg:height="0.329cm" svg:x="23.673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0;p14" draw:style-name="gr2" draw:text-style-name="P1" draw:layer="layout" svg:width="0.329cm" svg:height="0.329cm" svg:x="21.844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1;p14" draw:style-name="gr2" draw:text-style-name="P1" draw:layer="layout" svg:width="0.329cm" svg:height="0.329cm" svg:x="22.454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2;p14" draw:style-name="gr2" draw:text-style-name="P1" draw:layer="layout" svg:width="0.329cm" svg:height="0.329cm" svg:x="23.063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3;p14" draw:style-name="gr2" draw:text-style-name="P1" draw:layer="layout" svg:width="0.329cm" svg:height="0.329cm" svg:x="23.673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4;p14" draw:style-name="gr2" draw:text-style-name="P1" draw:layer="layout" svg:width="0.329cm" svg:height="0.329cm" svg:x="21.844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5;p14" draw:style-name="gr2" draw:text-style-name="P1" draw:layer="layout" svg:width="0.329cm" svg:height="0.329cm" svg:x="22.454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6;p14" draw:style-name="gr2" draw:text-style-name="P1" draw:layer="layout" svg:width="0.329cm" svg:height="0.329cm" svg:x="23.063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7;p14" draw:style-name="gr2" draw:text-style-name="P1" draw:layer="layout" svg:width="0.329cm" svg:height="0.329cm" svg:x="23.673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8;p14" draw:style-name="gr2" draw:text-style-name="P1" draw:layer="layout" svg:width="0.329cm" svg:height="0.329cm" svg:x="21.844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9;p14" draw:style-name="gr2" draw:text-style-name="P1" draw:layer="layout" svg:width="0.329cm" svg:height="0.329cm" svg:x="22.454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0;p14" draw:style-name="gr2" draw:text-style-name="P1" draw:layer="layout" svg:width="0.329cm" svg:height="0.329cm" svg:x="23.063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1;p14" draw:style-name="gr2" draw:text-style-name="P1" draw:layer="layout" svg:width="0.329cm" svg:height="0.329cm" svg:x="23.673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2;p14" draw:style-name="gr3" draw:text-style-name="P3" draw:layer="layout" svg:width="22.859cm" svg:height="0.964cm" svg:x="1.143cm" svg:y="0.762cm">
          <text:p text:style-name="P2"><text:span text:style-name="T66">Récapitulatif — Sais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14" draw:style-name="gr3" draw:text-style-name="P3" draw:layer="layout" svg:width="22.859cm" svg:height="3.174cm" svg:x="1.143cm" svg:y="1.651cm">
          <text:p text:style-name="P2"><text:span text:style-name="T67">Les 10 Algorithmes</text:span></text:p>
          <text:p text:style-name="P2"><text:span text:style-name="T67">Avanc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4;p14" draw:style-name="gr4" draw:text-style-name="P4" draw:layer="layout" svg:width="12.699cm" svg:height="0.126cm" svg:x="1.143cm" svg:y="5.02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14" draw:style-name="gr5" draw:text-style-name="P5" draw:layer="layout" svg:width="11.429cm" svg:height="1.371cm" svg:x="1.143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p14" draw:style-name="gr1" draw:text-style-name="P1" draw:layer="layout" svg:width="0.151cm" svg:height="1.371cm" svg:x="1.143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7;p14" draw:style-name="gr51" draw:text-style-name="P39" draw:layer="layout" svg:width="1.269cm" svg:height="1.371cm" svg:x="1.295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8;p14" draw:style-name="gr3" draw:text-style-name="P3" draw:layer="layout" svg:width="1.269cm" svg:height="1.371cm" svg:x="1.295cm" svg:y="5.461cm">
          <text:p text:style-name="P10"><text:span text:style-name="T20">E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14" draw:style-name="gr3" draw:text-style-name="P3" draw:layer="layout" svg:width="9.397cm" svg:height="0.609cm" svg:x="2.794cm" svg:y="5.563cm">
          <text:p text:style-name="P2"><text:span text:style-name="T55">Algorithmes Glou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14" draw:style-name="gr3" draw:text-style-name="P3" draw:layer="layout" svg:width="9.397cm" svg:height="0.507cm" svg:x="2.794cm" svg:y="6.223cm">
          <text:p text:style-name="P2"><text:span text:style-name="T68">Choix local, exchange arg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1;p14" draw:style-name="gr5" draw:text-style-name="P5" draw:layer="layout" svg:width="11.429cm" svg:height="1.371cm" svg:x="12.954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14" draw:style-name="gr4" draw:text-style-name="P4" draw:layer="layout" svg:width="0.151cm" svg:height="1.371cm" svg:x="12.954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3;p14" draw:style-name="gr52" draw:text-style-name="P40" draw:layer="layout" svg:width="1.269cm" svg:height="1.371cm" svg:x="13.106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4;p14" draw:style-name="gr3" draw:text-style-name="P3" draw:layer="layout" svg:width="1.269cm" svg:height="1.371cm" svg:x="13.106cm" svg:y="5.461cm">
          <text:p text:style-name="P10"><text:span text:style-name="T69">E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5;p14" draw:style-name="gr3" draw:text-style-name="P3" draw:layer="layout" svg:width="9.397cm" svg:height="0.609cm" svg:x="14.605cm" svg:y="5.563cm">
          <text:p text:style-name="P2"><text:span text:style-name="T55">Quicks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6;p14" draw:style-name="gr3" draw:text-style-name="P3" draw:layer="layout" svg:width="9.397cm" svg:height="0.507cm" svg:x="14.605cm" svg:y="6.223cm">
          <text:p text:style-name="P2"><text:span text:style-name="T68">Pivot, O(n log n) moy, O(n²) p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7;p14" draw:style-name="gr5" draw:text-style-name="P5" draw:layer="layout" svg:width="11.429cm" svg:height="1.371cm" svg:x="1.143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14" draw:style-name="gr11" draw:text-style-name="P12" draw:layer="layout" svg:width="0.151cm" svg:height="1.371cm" svg:x="1.143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14" draw:style-name="gr17" draw:text-style-name="P18" draw:layer="layout" svg:width="1.269cm" svg:height="1.371cm" svg:x="1.295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0;p14" draw:style-name="gr3" draw:text-style-name="P3" draw:layer="layout" svg:width="1.269cm" svg:height="1.371cm" svg:x="1.295cm" svg:y="7.036cm">
          <text:p text:style-name="P10"><text:span text:style-name="T18">E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1;p14" draw:style-name="gr3" draw:text-style-name="P3" draw:layer="layout" svg:width="9.397cm" svg:height="0.609cm" svg:x="2.794cm" svg:y="7.137cm">
          <text:p text:style-name="P2"><text:span text:style-name="T55">Dijkst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2;p14" draw:style-name="gr3" draw:text-style-name="P3" draw:layer="layout" svg:width="9.397cm" svg:height="0.507cm" svg:x="2.794cm" svg:y="7.798cm">
          <text:p text:style-name="P2"><text:span text:style-name="T68">Plus court chemin, tas, O((n+m)log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14" draw:style-name="gr5" draw:text-style-name="P5" draw:layer="layout" svg:width="11.429cm" svg:height="1.371cm" svg:x="12.954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14" draw:style-name="gr35" draw:text-style-name="P28" draw:layer="layout" svg:width="0.151cm" svg:height="1.371cm" svg:x="12.954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14" draw:style-name="gr53" draw:text-style-name="P41" draw:layer="layout" svg:width="1.269cm" svg:height="1.371cm" svg:x="13.106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14" draw:style-name="gr3" draw:text-style-name="P3" draw:layer="layout" svg:width="1.269cm" svg:height="1.371cm" svg:x="13.106cm" svg:y="7.036cm">
          <text:p text:style-name="P10"><text:span text:style-name="T62">E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7;p14" draw:style-name="gr3" draw:text-style-name="P3" draw:layer="layout" svg:width="9.397cm" svg:height="0.609cm" svg:x="14.605cm" svg:y="7.137cm">
          <text:p text:style-name="P2"><text:span text:style-name="T55">Preuves de program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8;p14" draw:style-name="gr3" draw:text-style-name="P3" draw:layer="layout" svg:width="9.397cm" svg:height="0.507cm" svg:x="14.605cm" svg:y="7.798cm">
          <text:p text:style-name="P2"><text:span text:style-name="T68">Invariant, terminaison, vari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9;p14" draw:style-name="gr5" draw:text-style-name="P5" draw:layer="layout" svg:width="11.429cm" svg:height="1.371cm" svg:x="1.143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0;p14" draw:style-name="gr38" draw:text-style-name="P27" draw:layer="layout" svg:width="0.151cm" svg:height="1.371cm" svg:x="1.143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1;p14" draw:style-name="gr54" draw:text-style-name="P42" draw:layer="layout" svg:width="1.269cm" svg:height="1.371cm" svg:x="1.295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2;p14" draw:style-name="gr3" draw:text-style-name="P3" draw:layer="layout" svg:width="1.269cm" svg:height="1.371cm" svg:x="1.295cm" svg:y="8.611cm">
          <text:p text:style-name="P10"><text:span text:style-name="T70">E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3;p14" draw:style-name="gr3" draw:text-style-name="P3" draw:layer="layout" svg:width="9.397cm" svg:height="0.609cm" svg:x="2.794cm" svg:y="8.712cm">
          <text:p text:style-name="P2"><text:span text:style-name="T55">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4;p14" draw:style-name="gr3" draw:text-style-name="P3" draw:layer="layout" svg:width="9.397cm" svg:height="0.507cm" svg:x="2.794cm" svg:y="9.373cm">
          <text:p text:style-name="P2"><text:span text:style-name="T68">SELECT, WHERE, JOIN, GROUP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5;p14" draw:style-name="gr5" draw:text-style-name="P5" draw:layer="layout" svg:width="11.429cm" svg:height="1.371cm" svg:x="12.954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6;p14" draw:style-name="gr1" draw:text-style-name="P1" draw:layer="layout" svg:width="0.151cm" svg:height="1.371cm" svg:x="12.954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7;p14" draw:style-name="gr51" draw:text-style-name="P39" draw:layer="layout" svg:width="1.269cm" svg:height="1.371cm" svg:x="13.106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8;p14" draw:style-name="gr3" draw:text-style-name="P3" draw:layer="layout" svg:width="1.269cm" svg:height="1.371cm" svg:x="13.106cm" svg:y="8.611cm">
          <text:p text:style-name="P10"><text:span text:style-name="T20">E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9;p14" draw:style-name="gr3" draw:text-style-name="P3" draw:layer="layout" svg:width="9.397cm" svg:height="0.609cm" svg:x="14.605cm" svg:y="8.712cm">
          <text:p text:style-name="P2"><text:span text:style-name="T55">Automates fin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0;p14" draw:style-name="gr3" draw:text-style-name="P3" draw:layer="layout" svg:width="9.397cm" svg:height="0.507cm" svg:x="14.605cm" svg:y="9.373cm">
          <text:p text:style-name="P2"><text:span text:style-name="T68">États, transitions, 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1;p14" draw:style-name="gr5" draw:text-style-name="P5" draw:layer="layout" svg:width="11.429cm" svg:height="1.371cm" svg:x="1.143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2;p14" draw:style-name="gr44" draw:text-style-name="P32" draw:layer="layout" svg:width="0.151cm" svg:height="1.371cm" svg:x="1.143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3;p14" draw:style-name="gr55" draw:text-style-name="P43" draw:layer="layout" svg:width="1.269cm" svg:height="1.371cm" svg:x="1.295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4;p14" draw:style-name="gr3" draw:text-style-name="P3" draw:layer="layout" svg:width="1.269cm" svg:height="1.371cm" svg:x="1.295cm" svg:y="10.185cm">
          <text:p text:style-name="P10"><text:span text:style-name="T71">E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5;p14" draw:style-name="gr3" draw:text-style-name="P3" draw:layer="layout" svg:width="9.397cm" svg:height="0.609cm" svg:x="2.794cm" svg:y="10.287cm">
          <text:p text:style-name="P2"><text:span text:style-name="T55">Expressions réguliè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6;p14" draw:style-name="gr3" draw:text-style-name="P3" draw:layer="layout" svg:width="9.397cm" svg:height="0.507cm" svg:x="2.794cm" svg:y="10.947cm">
          <text:p text:style-name="P2"><text:span text:style-name="T68">Patterns, . * + ? [ ] \d \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7;p14" draw:style-name="gr5" draw:text-style-name="P5" draw:layer="layout" svg:width="11.429cm" svg:height="1.371cm" svg:x="12.954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8;p14" draw:style-name="gr35" draw:text-style-name="P28" draw:layer="layout" svg:width="0.151cm" svg:height="1.371cm" svg:x="12.954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14" draw:style-name="gr53" draw:text-style-name="P41" draw:layer="layout" svg:width="1.269cm" svg:height="1.371cm" svg:x="13.106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14" draw:style-name="gr3" draw:text-style-name="P3" draw:layer="layout" svg:width="1.269cm" svg:height="1.371cm" svg:x="13.106cm" svg:y="10.185cm">
          <text:p text:style-name="P10"><text:span text:style-name="T62">E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14" draw:style-name="gr3" draw:text-style-name="P3" draw:layer="layout" svg:width="9.397cm" svg:height="0.609cm" svg:x="14.605cm" svg:y="10.287cm">
          <text:p text:style-name="P2"><text:span text:style-name="T55">Cryptograph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2;p14" draw:style-name="gr3" draw:text-style-name="P3" draw:layer="layout" svg:width="9.397cm" svg:height="0.507cm" svg:x="14.605cm" svg:y="10.947cm">
          <text:p text:style-name="P2"><text:span text:style-name="T68">César, XOR, RSA princi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3;p14" draw:style-name="gr5" draw:text-style-name="P5" draw:layer="layout" svg:width="11.429cm" svg:height="1.371cm" svg:x="1.143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4;p14" draw:style-name="gr12" draw:text-style-name="P13" draw:layer="layout" svg:width="0.151cm" svg:height="1.371cm" svg:x="1.143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5;p14" draw:style-name="gr18" draw:text-style-name="P19" draw:layer="layout" svg:width="1.269cm" svg:height="1.371cm" svg:x="1.295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6;p14" draw:style-name="gr3" draw:text-style-name="P3" draw:layer="layout" svg:width="1.269cm" svg:height="1.371cm" svg:x="1.295cm" svg:y="11.76cm">
          <text:p text:style-name="P10"><text:span text:style-name="T19">E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7;p14" draw:style-name="gr3" draw:text-style-name="P3" draw:layer="layout" svg:width="9.397cm" svg:height="0.609cm" svg:x="2.794cm" svg:y="11.862cm">
          <text:p text:style-name="P2"><text:span text:style-name="T55">Calcul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8;p14" draw:style-name="gr3" draw:text-style-name="P3" draw:layer="layout" svg:width="9.397cm" svg:height="0.507cm" svg:x="2.794cm" svg:y="12.522cm">
          <text:p text:style-name="P2"><text:span text:style-name="T68">Problème de l'arrêt, indécid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9;p14" draw:style-name="gr5" draw:text-style-name="P5" draw:layer="layout" svg:width="11.429cm" svg:height="1.371cm" svg:x="12.954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0;p14" draw:style-name="gr4" draw:text-style-name="P4" draw:layer="layout" svg:width="0.151cm" svg:height="1.371cm" svg:x="12.954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1;p14" draw:style-name="gr52" draw:text-style-name="P40" draw:layer="layout" svg:width="1.269cm" svg:height="1.371cm" svg:x="13.106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2;p14" draw:style-name="gr3" draw:text-style-name="P3" draw:layer="layout" svg:width="1.269cm" svg:height="1.371cm" svg:x="13.106cm" svg:y="11.76cm">
          <text:p text:style-name="P10"><text:span text:style-name="T69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3;p14" draw:style-name="gr3" draw:text-style-name="P3" draw:layer="layout" svg:width="9.397cm" svg:height="0.609cm" svg:x="14.605cm" svg:y="11.862cm">
          <text:p text:style-name="P2"><text:span text:style-name="T55">Révision conco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4;p14" draw:style-name="gr3" draw:text-style-name="P3" draw:layer="layout" svg:width="9.397cm" svg:height="0.507cm" svg:x="14.605cm" svg:y="12.522cm">
          <text:p text:style-name="P2"><text:span text:style-name="T68">10 pièges, méthode en 4 éta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1;p12:notes" draw:style-name="gr6" draw:layer="layout" svg:width="15.239cm" svg:height="8.572cm" svg:x="1.905cm" svg:y="3.175cm" draw:page-number="12" presentation:class="page"/>
          <draw:frame draw:name="Google Shape;632;p12:notes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33;p12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8"/>
    <meta:generator>LibreOfficeDev/6.0.5.2$Linux_X86_64 LibreOffice_project/</meta:generator>
  </office:meta>
</office:document-meta>
</file>